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4.747cm"/>
    </style:style>
    <style:style style:name="co7" style:family="table-column">
      <style:table-column-properties fo:break-before="auto" style:column-width="5.399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5.673cm"/>
    </style:style>
    <style:style style:name="co12" style:family="table-column">
      <style:table-column-properties fo:break-before="auto" style:column-width="20.542cm"/>
    </style:style>
    <style:style style:name="co13" style:family="table-column">
      <style:table-column-properties fo:break-before="auto" style:column-width="4.038cm"/>
    </style:style>
    <style:style style:name="co14" style:family="table-column">
      <style:table-column-properties fo:break-before="auto" style:column-width="5.128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18.826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2.133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5.454cm"/>
    </style:style>
    <style:style style:name="co23" style:family="table-column">
      <style:table-column-properties fo:break-before="auto" style:column-width="2.378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office:value-type="string">
            <text:p>ConnectorName</text:p>
          </table:table-cell>
          <table:table-cell office:value-type="string">
            <text:p>No. of occurence</text:p>
          </table:table-cell>
          <table:table-cell office:value-type="string">
            <text:p><text:s/>Audeo</text:p>
          </table:table-cell>
          <table:table-cell office:value-type="string">
            <text:p>Audiobook</text:p>
          </table:table-cell>
          <table:table-cell office:value-type="string">
            <text:p>Audioteka</text:p>
          </table:table-cell>
          <table:table-cell office:value-type="string">
            <text:p>Bezdroza</text:p>
          </table:table-cell>
          <table:table-cell office:value-type="string">
            <text:p>BezKartek</text:p>
          </table:table-cell>
          <table:table-cell office:value-type="string">
            <text:p>Bookoteka</text:p>
          </table:table-cell>
          <table:table-cell office:value-type="string">
            <text:p>BooksOn</text:p>
          </table:table-cell>
          <table:table-cell office:value-type="string">
            <text:p>CzeskieKlimaty</text:p>
          </table:table-cell>
          <table:table-cell office:value-type="string">
            <text:p>Czytio</text:p>
          </table:table-cell>
          <table:table-cell office:value-type="string">
            <text:p>DlaBystrzakow</text:p>
          </table:table-cell>
          <table:table-cell office:value-type="string">
            <text:p>DobryEbook</text:p>
          </table:table-cell>
          <table:table-cell office:value-type="string">
            <text:p>eBookpoint</text:p>
          </table:table-cell>
          <table:table-cell office:value-type="string">
            <text:p>eClicto</text:p>
          </table:table-cell>
          <table:table-cell office:value-type="string">
            <text:p>Empik</text:p>
          </table:table-cell>
          <table:table-cell office:value-type="string">
            <text:p>EscapeMagazine</text:p>
          </table:table-cell>
          <table:table-cell office:value-type="string">
            <text:p>FantastykaPolska</text:p>
          </table:table-cell>
          <table:table-cell office:value-type="string">
            <text:p>Helion</text:p>
          </table:table-cell>
          <table:table-cell office:value-type="string">
            <text:p>KodeksyWmp3</text:p>
          </table:table-cell>
          <table:table-cell office:value-type="string">
            <text:p>Koobe</text:p>
          </table:table-cell>
          <table:table-cell office:value-type="string">
            <text:p>Latarnik</text:p>
          </table:table-cell>
          <table:table-cell office:value-type="string">
            <text:p>Legimi</text:p>
          </table:table-cell>
          <table:table-cell office:value-type="string">
            <text:p>Merlin</text:p>
          </table:table-cell>
          <table:table-cell office:value-type="string">
            <text:p>Nexto</text:p>
          </table:table-cell>
          <table:table-cell office:value-type="string">
            <text:p>OnePress</text:p>
          </table:table-cell>
          <table:table-cell office:value-type="string">
            <text:p>Pokatne</text:p>
          </table:table-cell>
          <table:table-cell office:value-type="string">
            <text:p>RW2010</text:p>
          </table:table-cell>
          <table:table-cell office:value-type="string">
            <text:p>Selkar</text:p>
          </table:table-cell>
          <table:table-cell office:value-type="string">
            <text:p>Sensus</text:p>
          </table:table-cell>
          <table:table-cell office:value-type="string">
            <text:p>Septem</text:p>
          </table:table-cell>
          <table:table-cell office:value-type="string">
            <text:p>TaniaKsiazka</text:p>
          </table:table-cell>
          <table:table-cell office:value-type="string">
            <text:p>Tmc</text:p>
          </table:table-cell>
          <table:table-cell office:value-type="string">
            <text:p>Virtualo</text:p>
          </table:table-cell>
          <table:table-cell office:value-type="string">
            <text:p>Wikibooks</text:p>
          </table:table-cell>
          <table:table-cell office:value-type="string">
            <text:p>Woblink</text:p>
          </table:table-cell>
          <table:table-cell office:value-type="string">
            <text:p>WolneEbooki</text:p>
          </table:table-cell>
          <table:table-cell office:value-type="string">
            <text:p>Zantes</text:p>
          </table:table-cell>
          <table:table-cell office:value-type="string">
            <text:p>ZielonaSowa</text:p>
          </table:table-cell>
          <table:table-cell office:value-type="string">
            <text:p>Zinamon</text:p>
          </table:table-cell>
          <table:table-cell office:value-type="string">
            <text:p>ZloteMysli</text:p>
          </table:table-cell>
        </table:table-row>
        <table:table-row table:style-name="ro1">
          <table:table-cell office:value-type="string">
            <text:p>add_to_cart_url</text:p>
          </table:table-cell>
          <table:table-cell table:style-name="ce1" table:formula="of:=39-COUNTBLANK([.C2:.AO2])" office:value-type="float" office:value="1">
            <text:p>1</text:p>
          </table:table-cell>
          <table:table-cell table:number-columns-repeated="21"/>
          <table:table-cell office:value-type="string">
            <text:p>./url_koszyk</text:p>
          </table:table-cell>
          <table:table-cell table:number-columns-repeated="17"/>
        </table:table-row>
        <table:table-row table:style-name="ro1">
          <table:table-cell office:value-type="string">
            <text:p>advanced_booking</text:p>
          </table:table-cell>
          <table:table-cell table:style-name="ce1" table:formula="of:=39-COUNTBLANK([.C3:.AO3])" office:value-type="float" office:value="7">
            <text:p>7</text:p>
          </table:table-cell>
          <table:table-cell table:number-columns-repeated="3"/>
          <table:table-cell office:value-type="string">
            <text:p>./przedsprzedazDO</text:p>
          </table:table-cell>
          <table:table-cell table:number-columns-repeated="5"/>
          <table:table-cell office:value-type="string">
            <text:p>./przedsprzedazDO</text:p>
          </table:table-cell>
          <table:table-cell/>
          <table:table-cell office:value-type="string">
            <text:p>./przedsprzedazDO</text:p>
          </table:table-cell>
          <table:table-cell table:number-columns-repeated="4"/>
          <table:table-cell office:value-type="string">
            <text:p>./przedsprzedazDO</text:p>
          </table:table-cell>
          <table:table-cell table:number-columns-repeated="6"/>
          <table:table-cell office:value-type="string">
            <text:p>./przedsprzedazDO</text:p>
          </table:table-cell>
          <table:table-cell table:number-columns-repeated="3"/>
          <table:table-cell office:value-type="string">
            <text:p>./przedsprzedazDO</text:p>
          </table:table-cell>
          <table:table-cell office:value-type="string">
            <text:p>./przedsprzedazDO</text:p>
          </table:table-cell>
          <table:table-cell table:number-columns-repeated="10"/>
        </table:table-row>
        <table:table-row table:style-name="ro1">
          <table:table-cell office:value-type="string">
            <text:p>alert</text:p>
          </table:table-cell>
          <table:table-cell table:style-name="ce1" table:formula="of:=39-COUNTBLANK([.C4:.AO4])" office:value-type="float" office:value="1">
            <text:p>1</text:p>
          </table:table-cell>
          <table:table-cell table:number-columns-repeated="24"/>
          <table:table-cell office:value-type="string">
            <text:p>./alert</text:p>
          </table:table-cell>
          <table:table-cell table:number-columns-repeated="14"/>
        </table:table-row>
        <table:table-row table:style-name="ro1">
          <table:table-cell office:value-type="string">
            <text:p>api_price</text:p>
          </table:table-cell>
          <table:table-cell table:style-name="ce1" table:formula="of:=39-COUNTBLANK([.C5:.AO5])" office:value-type="float" office:value="1">
            <text:p>1</text:p>
          </table:table-cell>
          <table:table-cell table:number-columns-repeated="22"/>
          <table:table-cell office:value-type="string">
            <text:p>./issues/issue/net_api_price</text:p>
          </table:table-cell>
          <table:table-cell table:number-columns-repeated="16"/>
        </table:table-row>
        <table:table-row table:style-name="ro1">
          <table:table-cell office:value-type="string">
            <text:p>audio_time</text:p>
          </table:table-cell>
          <table:table-cell table:style-name="ce1" table:formula="of:=39-COUNTBLANK([.C6:.AO6])" office:value-type="float" office:value="1">
            <text:p>1</text:p>
          </table:table-cell>
          <table:table-cell table:number-columns-repeated="4"/>
          <table:table-cell office:value-type="string">
            <text:p>./audioTime</text:p>
          </table:table-cell>
          <table:table-cell table:number-columns-repeated="34"/>
        </table:table-row>
        <table:table-row table:style-name="ro1">
          <table:table-cell office:value-type="string">
            <text:p>authors</text:p>
          </table:table-cell>
          <table:table-cell table:style-name="ce1" table:formula="of:=39-COUNTBLANK([.C7:.AO7])" office:value-type="float" office:value="27">
            <text:p>27</text:p>
          </table:table-cell>
          <table:table-cell office:value-type="string">
            <text:p>./attrs/a[@name='Autor']</text:p>
          </table:table-cell>
          <table:table-cell table:number-columns-repeated="2"/>
          <table:table-cell office:value-type="string">
            <text:p>./autor</text:p>
          </table:table-cell>
          <table:table-cell office:value-type="string">
            <text:p>./authors</text:p>
          </table:table-cell>
          <table:table-cell office:value-type="string">
            <text:p>./*[contains(name(), 'author_')]</text:p>
          </table:table-cell>
          <table:table-cell office:value-type="string">
            <text:p>./n:attrs/n:a[@name='Autor']</text:p>
          </table:table-cell>
          <table:table-cell office:value-type="string">
            <text:p>./attrs/a[@name='Autor']</text:p>
          </table:table-cell>
          <table:table-cell office:value-type="string">
            <text:p>./authors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office:value-type="string">
            <text:p>./attrs/a[@name='Autor']</text:p>
          </table:table-cell>
          <table:table-cell/>
          <table:table-cell office:value-type="string">
            <text:p>./*[contains(name(), 'authors_')]</text:p>
          </table:table-cell>
          <table:table-cell office:value-type="string">
            <text:p>./description/div[@class='field field-name-field-autor field-type-taxonomy-term-reference field-label-inline inline clearfix']/ul/li/a</text:p>
          </table:table-cell>
          <table:table-cell office:value-type="string">
            <text:p>./autor</text:p>
          </table:table-cell>
          <table:table-cell/>
          <table:table-cell office:value-type="string">
            <text:p>./property[@name='author']</text:p>
          </table:table-cell>
          <table:table-cell table:number-columns-repeated="2"/>
          <table:table-cell office:value-type="string">
            <text:p>./autor</text:p>
          </table:table-cell>
          <table:table-cell office:value-type="string">
            <text:p>./issues/issue/author</text:p>
          </table:table-cell>
          <table:table-cell office:value-type="string">
            <text:p>./autor</text:p>
          </table:table-cell>
          <table:table-cell office:value-type="string">
            <text:p>./authors</text:p>
          </table:table-cell>
          <table:table-cell office:value-type="string">
            <text:p>./autor</text:p>
          </table:table-cell>
          <table:table-cell office:value-type="string">
            <text:p>author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table:number-columns-repeated="2"/>
          <table:table-cell office:value-type="string">
            <text:p>./authors</text:p>
          </table:table-cell>
          <table:table-cell table:number-columns-repeated="2"/>
          <table:table-cell office:value-type="string">
            <text:p>./author</text:p>
          </table:table-cell>
          <table:table-cell office:value-type="string">
            <text:p>./*[contains(name(), 'authors_')]</text:p>
          </table:table-cell>
          <table:table-cell/>
          <table:table-cell office:value-type="string">
            <text:p>./autorzy</text:p>
          </table:table-cell>
          <table:table-cell/>
        </table:table-row>
        <table:table-row table:style-name="ro1">
          <table:table-cell office:value-type="string">
            <text:p>availability</text:p>
          </table:table-cell>
          <table:table-cell table:style-name="ce1" table:formula="of:=39-COUNTBLANK([.C8:.AO8])" office:value-type="float" office:value="6">
            <text:p>6</text:p>
          </table:table-cell>
          <table:table-cell office:value-type="string">
            <text:p>@avail</text:p>
          </table:table-cell>
          <table:table-cell table:number-columns-repeated="5"/>
          <table:table-cell office:value-type="string">
            <text:p>@avail</text:p>
          </table:table-cell>
          <table:table-cell table:number-columns-repeated="5"/>
          <table:table-cell office:value-type="string">
            <text:p>@avail</text:p>
          </table:table-cell>
          <table:table-cell office:value-type="string">
            <text:p>./availability</text:p>
          </table:table-cell>
          <table:table-cell table:number-columns-repeated="5"/>
          <table:table-cell office:value-type="string">
            <text:p>@avail</text:p>
          </table:table-cell>
          <table:table-cell table:number-columns-repeated="13"/>
          <table:table-cell office:value-type="string">
            <text:p>@avail</text:p>
          </table:table-cell>
          <table:table-cell table:number-columns-repeated="5"/>
        </table:table-row>
        <table:table-row table:style-name="ro1">
          <table:table-cell office:value-type="string">
            <text:p>awId</text:p>
          </table:table-cell>
          <table:table-cell table:style-name="ce1" table:formula="of:=39-COUNTBLANK([.C9:.AO9])" office:value-type="float" office:value="1">
            <text:p>1</text:p>
          </table:table-cell>
          <table:table-cell table:number-columns-repeated="29"/>
          <table:table-cell office:value-type="string">
            <text:p>@awId</text:p>
          </table:table-cell>
          <table:table-cell table:number-columns-repeated="9"/>
        </table:table-row>
        <table:table-row table:style-name="ro1">
          <table:table-cell office:value-type="string">
            <text:p>baset</text:p>
          </table:table-cell>
          <table:table-cell table:style-name="ce1" table:formula="of:=39-COUNTBLANK([.C10:.AO10])" office:value-type="float" office:value="1">
            <text:p>1</text:p>
          </table:table-cell>
          <table:table-cell table:number-columns-repeated="6"/>
          <table:table-cell office:value-type="string">
            <text:p>@baset</text:p>
          </table:table-cell>
          <table:table-cell table:number-columns-repeated="32"/>
        </table:table-row>
        <table:table-row table:style-name="ro1">
          <table:table-cell office:value-type="string">
            <text:p>binding</text:p>
          </table:table-cell>
          <table:table-cell table:style-name="ce1" table:formula="of:=39-COUNTBLANK([.C11:.AO11])" office:value-type="float" office:value="8">
            <text:p>8</text:p>
          </table:table-cell>
          <table:table-cell table:number-columns-repeated="3"/>
          <table:table-cell office:value-type="string">
            <text:p>./oprawa</text:p>
          </table:table-cell>
          <table:table-cell table:number-columns-repeated="5"/>
          <table:table-cell office:value-type="string">
            <text:p>./oprawa</text:p>
          </table:table-cell>
          <table:table-cell/>
          <table:table-cell office:value-type="string">
            <text:p>./oprawa</text:p>
          </table:table-cell>
          <table:table-cell table:number-columns-repeated="4"/>
          <table:table-cell office:value-type="string">
            <text:p>./oprawa</text:p>
          </table:table-cell>
          <table:table-cell table:number-columns-repeated="6"/>
          <table:table-cell office:value-type="string">
            <text:p>./oprawa</text:p>
          </table:table-cell>
          <table:table-cell table:number-columns-repeated="2"/>
          <table:table-cell office:value-type="string">
            <text:p>cover</text:p>
          </table:table-cell>
          <table:table-cell office:value-type="string">
            <text:p>./oprawa</text:p>
          </table:table-cell>
          <table:table-cell office:value-type="string">
            <text:p>./oprawa</text:p>
          </table:table-cell>
          <table:table-cell table:number-columns-repeated="10"/>
        </table:table-row>
        <table:table-row table:style-name="ro1">
          <table:table-cell office:value-type="string">
            <text:p>book_size</text:p>
          </table:table-cell>
          <table:table-cell table:style-name="ce1" table:formula="of:=39-COUNTBLANK([.C12:.AO12])" office:value-type="float" office:value="7">
            <text:p>7</text:p>
          </table:table-cell>
          <table:table-cell table:number-columns-repeated="3"/>
          <table:table-cell office:value-type="string">
            <text:p>./format</text:p>
          </table:table-cell>
          <table:table-cell table:number-columns-repeated="5"/>
          <table:table-cell office:value-type="string">
            <text:p>./format</text:p>
          </table:table-cell>
          <table:table-cell/>
          <table:table-cell office:value-type="string">
            <text:p>./format</text:p>
          </table:table-cell>
          <table:table-cell table:number-columns-repeated="4"/>
          <table:table-cell office:value-type="string">
            <text:p>./format</text:p>
          </table:table-cell>
          <table:table-cell table:number-columns-repeated="6"/>
          <table:table-cell office:value-type="string">
            <text:p>./format</text:p>
          </table:table-cell>
          <table:table-cell table:number-columns-repeated="3"/>
          <table:table-cell office:value-type="string">
            <text:p>./format</text:p>
          </table:table-cell>
          <table:table-cell office:value-type="string">
            <text:p>./format</text:p>
          </table:table-cell>
          <table:table-cell table:number-columns-repeated="10"/>
        </table:table-row>
        <table:table-row table:style-name="ro1">
          <table:table-cell office:value-type="string">
            <text:p>bookshop</text:p>
          </table:table-cell>
          <table:table-cell table:style-name="ce1" table:formula="of:=39-COUNTBLANK([.C13:.AO13])" office:value-type="float" office:value="7">
            <text:p>7</text:p>
          </table:table-cell>
          <table:table-cell table:number-columns-repeated="3"/>
          <table:table-cell office:value-type="string">
            <text:p>./marka</text:p>
          </table:table-cell>
          <table:table-cell table:number-columns-repeated="5"/>
          <table:table-cell office:value-type="string">
            <text:p>./marka</text:p>
          </table:table-cell>
          <table:table-cell/>
          <table:table-cell office:value-type="string">
            <text:p>./marka</text:p>
          </table:table-cell>
          <table:table-cell table:number-columns-repeated="4"/>
          <table:table-cell office:value-type="string">
            <text:p>./marka</text:p>
          </table:table-cell>
          <table:table-cell table:number-columns-repeated="6"/>
          <table:table-cell office:value-type="string">
            <text:p>./marka</text:p>
          </table:table-cell>
          <table:table-cell table:number-columns-repeated="3"/>
          <table:table-cell office:value-type="string">
            <text:p>./marka</text:p>
          </table:table-cell>
          <table:table-cell office:value-type="string">
            <text:p>./marka</text:p>
          </table:table-cell>
          <table:table-cell table:number-columns-repeated="10"/>
        </table:table-row>
        <table:table-row table:style-name="ro1">
          <table:table-cell office:value-type="string">
            <text:p>brand</text:p>
          </table:table-cell>
          <table:table-cell table:style-name="ce1" table:formula="of:=39-COUNTBLANK([.C14:.AO14])" office:value-type="float" office:value="1">
            <text:p>1</text:p>
          </table:table-cell>
          <table:table-cell table:number-columns-repeated="29"/>
          <table:table-cell office:value-type="string">
            <text:p>./brand</text:p>
          </table:table-cell>
          <table:table-cell table:number-columns-repeated="9"/>
        </table:table-row>
        <table:table-row table:style-name="ro1">
          <table:table-cell office:value-type="string">
            <text:p>categories</text:p>
          </table:table-cell>
          <table:table-cell table:style-name="ce1" table:formula="of:=39-COUNTBLANK([.C15:.AO15])" office:value-type="float" office:value="2">
            <text:p>2</text:p>
          </table:table-cell>
          <table:table-cell table:number-columns-repeated="14"/>
          <table:table-cell office:value-type="string">
            <text:p>./*[contains(name(), 'categories_')]</text:p>
          </table:table-cell>
          <table:table-cell table:number-columns-repeated="20"/>
          <table:table-cell office:value-type="string">
            <text:p>./*[contains(name(), 'categories_')]</text:p>
          </table:table-cell>
          <table:table-cell table:number-columns-repeated="3"/>
        </table:table-row>
        <table:table-row table:style-name="ro1">
          <table:table-cell office:value-type="string">
            <text:p>category</text:p>
          </table:table-cell>
          <table:table-cell table:style-name="ce1" table:formula="of:=39-COUNTBLANK([.C16:.AO16])" office:value-type="float" office:value="20">
            <text:p>20</text:p>
          </table:table-cell>
          <table:table-cell office:value-type="string">
            <text:p>./cat</text:p>
          </table:table-cell>
          <table:table-cell office:value-type="string">
            <text:p>{urn:ExportB2B}categoryId</text:p>
          </table:table-cell>
          <table:table-cell office:value-type="string">
            <text:p>{urn:ExportB2B}categoryId</text:p>
          </table:table-cell>
          <table:table-cell/>
          <table:table-cell office:value-type="string">
            <text:p>./category</text:p>
          </table:table-cell>
          <table:table-cell/>
          <table:table-cell office:value-type="string">
            <text:p>./n:cat</text:p>
          </table:table-cell>
          <table:table-cell office:value-type="string">
            <text:p>./cat</text:p>
          </table:table-cell>
          <table:table-cell table:number-columns-repeated="4"/>
          <table:table-cell office:value-type="string">
            <text:p>./cat</text:p>
          </table:table-cell>
          <table:table-cell table:number-columns-repeated="2"/>
          <table:table-cell office:value-type="string">
            <text:p>./description/div[@class='field field-name-field-kategoria field-type-taxonomy-term-reference field-label-inline inline clearfix']/ul/li/a</text:p>
          </table:table-cell>
          <table:table-cell/>
          <table:table-cell office:value-type="string">
            <text:p>./cat</text:p>
          </table:table-cell>
          <table:table-cell office:value-type="string">
            <text:p>./category</text:p>
          </table:table-cell>
          <table:table-cell office:value-type="string">
            <text:p>./cat</text:p>
          </table:table-cell>
          <table:table-cell office:value-type="string">
            <text:p>{urn:ExportB2B}categoryId</text:p>
          </table:table-cell>
          <table:table-cell office:value-type="string">
            <text:p>./lista_kategorii</text:p>
          </table:table-cell>
          <table:table-cell table:number-columns-repeated="4"/>
          <table:table-cell office:value-type="string">
            <text:p>category_id</text:p>
          </table:table-cell>
          <table:table-cell table:number-columns-repeated="2"/>
          <table:table-cell office:value-type="string">
            <text:p>./cat/awCat</text:p>
          </table:table-cell>
          <table:table-cell office:value-type="string">
            <text:p>{urn:ExportB2B}categoryId</text:p>
          </table:table-cell>
          <table:table-cell table:number-columns-repeated="2"/>
          <table:table-cell office:value-type="string">
            <text:p>./cat</text:p>
          </table:table-cell>
          <table:table-cell table:number-columns-repeated="2"/>
          <table:table-cell office:value-type="string">
            <text:p>{urn:ExportB2B}categoryId</text:p>
          </table:table-cell>
          <table:table-cell office:value-type="string">
            <text:p>./kategorie</text:p>
          </table:table-cell>
          <table:table-cell office:value-type="string">
            <text:p>{urn:ExportB2B}categoryId</text:p>
          </table:table-cell>
        </table:table-row>
        <table:table-row table:style-name="ro1">
          <table:table-cell office:value-type="string">
            <text:p>category_id</text:p>
          </table:table-cell>
          <table:table-cell table:style-name="ce1" table:formula="of:=39-COUNTBLANK([.C17:.AO17])" office:value-type="float" office:value="2">
            <text:p>2</text:p>
          </table:table-cell>
          <table:table-cell table:number-columns-repeated="22"/>
          <table:table-cell office:value-type="string">
            <text:p>./category_refs/id</text:p>
          </table:table-cell>
          <table:table-cell table:number-columns-repeated="6"/>
          <table:table-cell office:value-type="string">
            <text:p>./cat/awCatId</text:p>
          </table:table-cell>
          <table:table-cell table:number-columns-repeated="9"/>
        </table:table-row>
        <table:table-row table:style-name="ro1">
          <table:table-cell office:value-type="string">
            <text:p>comments</text:p>
          </table:table-cell>
          <table:table-cell table:style-name="ce1" table:formula="of:=39-COUNTBLANK([.C18:.AO18])" office:value-type="float" office:value="1">
            <text:p>1</text:p>
          </table:table-cell>
          <table:table-cell table:number-columns-repeated="24"/>
          <table:table-cell office:value-type="string">
            <text:p>./comments</text:p>
          </table:table-cell>
          <table:table-cell table:number-columns-repeated="14"/>
        </table:table-row>
        <table:table-row table:style-name="ro1">
          <table:table-cell office:value-type="string">
            <text:p>cover</text:p>
          </table:table-cell>
          <table:table-cell table:style-name="ce1" table:formula="of:=39-COUNTBLANK([.C19:.AO19])" office:value-type="float" office:value="36">
            <text:p>36</text:p>
          </table:table-cell>
          <table:table-cell office:value-type="string">
            <text:p>./imgs/main[@url]</text:p>
          </table:table-cell>
          <table:table-cell table:number-columns-repeated="2" office:value-type="string">
            <text:p>{urn:ExportB2B}image</text:p>
          </table:table-cell>
          <table:table-cell office:value-type="string">
            <text:p>./okladka</text:p>
          </table:table-cell>
          <table:table-cell office:value-type="string">
            <text:p>./image</text:p>
          </table:table-cell>
          <table:table-cell office:value-type="string">
            <text:p>./coverUrl</text:p>
          </table:table-cell>
          <table:table-cell office:value-type="string">
            <text:p>./n:imgs/n:main[@url]</text:p>
          </table:table-cell>
          <table:table-cell office:value-type="string">
            <text:p>./imgs/main[@url]</text:p>
          </table:table-cell>
          <table:table-cell office:value-type="string">
            <text:p>./cover</text:p>
          </table:table-cell>
          <table:table-cell office:value-type="string">
            <text:p>./okladka</text:p>
          </table:table-cell>
          <table:table-cell office:value-type="string">
            <text:p>./duze_zdjecie</text:p>
          </table:table-cell>
          <table:table-cell office:value-type="string">
            <text:p>./okladka</text:p>
          </table:table-cell>
          <table:table-cell office:value-type="string">
            <text:p>./imgs/main[@url]</text:p>
          </table:table-cell>
          <table:table-cell office:value-type="string">
            <text:p>./imageUrl</text:p>
          </table:table-cell>
          <table:table-cell office:value-type="string">
            <text:p>./*[contains(name(), 'covers_')]</text:p>
          </table:table-cell>
          <table:table-cell/>
          <table:table-cell office:value-type="string">
            <text:p>./okladka</text:p>
          </table:table-cell>
          <table:table-cell office:value-type="string">
            <text:p>./imgs/main[@url]</text:p>
          </table:table-cell>
          <table:table-cell office:value-type="string">
            <text:p>./image</text:p>
          </table:table-cell>
          <table:table-cell office:value-type="string">
            <text:p>./imgs/main[@url]</text:p>
          </table:table-cell>
          <table:table-cell office:value-type="string">
            <text:p>{urn:ExportB2B}image</text:p>
          </table:table-cell>
          <table:table-cell office:value-type="string">
            <text:p>./url_images</text:p>
          </table:table-cell>
          <table:table-cell office:value-type="string">
            <text:p>./issues/issue/image</text:p>
          </table:table-cell>
          <table:table-cell office:value-type="string">
            <text:p>./okladka</text:p>
          </table:table-cell>
          <table:table-cell office:value-type="string">
            <text:p>./cover</text:p>
          </table:table-cell>
          <table:table-cell office:value-type="string">
            <text:p>./okladka</text:p>
          </table:table-cell>
          <table:table-cell office:value-type="string">
            <text:p>image</text:p>
          </table:table-cell>
          <table:table-cell office:value-type="string">
            <text:p>./okladka</text:p>
          </table:table-cell>
          <table:table-cell office:value-type="string">
            <text:p>./okladka</text:p>
          </table:table-cell>
          <table:table-cell office:value-type="string">
            <text:p>./awImage</text:p>
          </table:table-cell>
          <table:table-cell office:value-type="string">
            <text:p>{urn:ExportB2B}image</text:p>
          </table:table-cell>
          <table:table-cell table:number-columns-repeated="2"/>
          <table:table-cell office:value-type="string">
            <text:p>./imgs/main[@url]</text:p>
          </table:table-cell>
          <table:table-cell office:value-type="string">
            <text:p>./okladka</text:p>
          </table:table-cell>
          <table:table-cell office:value-type="string">
            <text:p>./*[contains(name(), 'covers_')]</text:p>
          </table:table-cell>
          <table:table-cell office:value-type="string">
            <text:p>{urn:ExportB2B}image</text:p>
          </table:table-cell>
          <table:table-cell office:value-type="string">
            <text:p>./okladka</text:p>
          </table:table-cell>
          <table:table-cell office:value-type="string">
            <text:p>{urn:ExportB2B}image</text:p>
          </table:table-cell>
        </table:table-row>
        <table:table-row table:style-name="ro1">
          <table:table-cell office:value-type="string">
            <text:p>cover_back</text:p>
          </table:table-cell>
          <table:table-cell table:style-name="ce1" table:formula="of:=39-COUNTBLANK([.C20:.AO20])" office:value-type="float" office:value="7">
            <text:p>7</text:p>
          </table:table-cell>
          <table:table-cell table:number-columns-repeated="3"/>
          <table:table-cell office:value-type="string">
            <text:p>./okladkatyl</text:p>
          </table:table-cell>
          <table:table-cell table:number-columns-repeated="5"/>
          <table:table-cell office:value-type="string">
            <text:p>./okladkatyl</text:p>
          </table:table-cell>
          <table:table-cell/>
          <table:table-cell office:value-type="string">
            <text:p>./okladkatyl</text:p>
          </table:table-cell>
          <table:table-cell table:number-columns-repeated="4"/>
          <table:table-cell office:value-type="string">
            <text:p>./okladkatyl</text:p>
          </table:table-cell>
          <table:table-cell table:number-columns-repeated="6"/>
          <table:table-cell office:value-type="string">
            <text:p>./okladkatyl</text:p>
          </table:table-cell>
          <table:table-cell table:number-columns-repeated="3"/>
          <table:table-cell office:value-type="string">
            <text:p>./okladkatyl</text:p>
          </table:table-cell>
          <table:table-cell office:value-type="string">
            <text:p>./okladkatyl</text:p>
          </table:table-cell>
          <table:table-cell table:number-columns-repeated="10"/>
        </table:table-row>
        <table:table-row table:style-name="ro1">
          <table:table-cell office:value-type="string">
            <text:p>date</text:p>
          </table:table-cell>
          <table:table-cell table:style-name="ce1" table:formula="of:=39-COUNTBLANK([.C21:.AO21])" office:value-type="float" office:value="12">
            <text:p>12</text:p>
          </table:table-cell>
          <table:table-cell table:number-columns-repeated="3"/>
          <table:table-cell office:value-type="string">
            <text:p>./datawydania</text:p>
          </table:table-cell>
          <table:table-cell table:number-columns-repeated="3"/>
          <table:table-cell office:value-type="string">
            <text:p>./attrs/a[@name='Rok_wydania']</text:p>
          </table:table-cell>
          <table:table-cell/>
          <table:table-cell office:value-type="string">
            <text:p>./datawydania</text:p>
          </table:table-cell>
          <table:table-cell/>
          <table:table-cell office:value-type="string">
            <text:p>./datawydania</text:p>
          </table:table-cell>
          <table:table-cell office:value-type="string">
            <text:p>./attrs/a[@name='Rok_wydania']</text:p>
          </table:table-cell>
          <table:table-cell table:number-columns-repeated="3"/>
          <table:table-cell office:value-type="string">
            <text:p>./datawydania</text:p>
          </table:table-cell>
          <table:table-cell table:number-columns-repeated="4"/>
          <table:table-cell office:value-type="string">
            <text:p>./date</text:p>
          </table:table-cell>
          <table:table-cell/>
          <table:table-cell office:value-type="string">
            <text:p>./datawydania</text:p>
          </table:table-cell>
          <table:table-cell office:value-type="string">
            <text:p>./date</text:p>
          </table:table-cell>
          <table:table-cell table:number-columns-repeated="2"/>
          <table:table-cell office:value-type="string">
            <text:p>./datawydania</text:p>
          </table:table-cell>
          <table:table-cell office:value-type="string">
            <text:p>./datawydania</text:p>
          </table:table-cell>
          <table:table-cell table:number-columns-repeated="6"/>
          <table:table-cell office:value-type="string">
            <text:p>./time</text:p>
          </table:table-cell>
          <table:table-cell table:number-columns-repeated="3"/>
        </table:table-row>
        <table:table-row table:style-name="ro1">
          <table:table-cell office:value-type="string">
            <text:p>default_price</text:p>
          </table:table-cell>
          <table:table-cell table:style-name="ce1" table:formula="of:=39-COUNTBLANK([.C22:.AO22])" office:value-type="float" office:value="1">
            <text:p>1</text:p>
          </table:table-cell>
          <table:table-cell table:number-columns-repeated="22"/>
          <table:table-cell office:value-type="string">
            <text:p>./issues/issue/default_net_price</text:p>
          </table:table-cell>
          <table:table-cell table:number-columns-repeated="16"/>
        </table:table-row>
        <table:table-row table:style-name="ro1">
          <table:table-cell office:value-type="string">
            <text:p>default_spread</text:p>
          </table:table-cell>
          <table:table-cell table:style-name="ce1" table:formula="of:=39-COUNTBLANK([.C23:.AO23])" office:value-type="float" office:value="1">
            <text:p>1</text:p>
          </table:table-cell>
          <table:table-cell table:number-columns-repeated="22"/>
          <table:table-cell office:value-type="string">
            <text:p>./issues/issue/default_spread</text:p>
          </table:table-cell>
          <table:table-cell table:number-columns-repeated="16"/>
        </table:table-row>
        <table:table-row table:style-name="ro1">
          <table:table-cell office:value-type="string">
            <text:p>description</text:p>
          </table:table-cell>
          <table:table-cell table:style-name="ce1" table:formula="of:=39-COUNTBLANK([.C24:.AO24])" office:value-type="float" office:value="30">
            <text:p>30</text:p>
          </table:table-cell>
          <table:table-cell office:value-type="string">
            <text:p>./desc</text:p>
          </table:table-cell>
          <table:table-cell office:value-type="string">
            <text:p>{urn:ExportB2B}description</text:p>
          </table:table-cell>
          <table:table-cell office:value-type="string">
            <text:p>{urn:ExportB2B}description</text:p>
          </table:table-cell>
          <table:table-cell office:value-type="string">
            <text:p>./opis</text:p>
          </table:table-cell>
          <table:table-cell office:value-type="string">
            <text:p>./description</text:p>
          </table:table-cell>
          <table:table-cell/>
          <table:table-cell office:value-type="string">
            <text:p>./n:desc</text:p>
          </table:table-cell>
          <table:table-cell office:value-type="string">
            <text:p>./desc</text:p>
          </table:table-cell>
          <table:table-cell/>
          <table:table-cell office:value-type="string">
            <text:p>./opis</text:p>
          </table:table-cell>
          <table:table-cell/>
          <table:table-cell office:value-type="string">
            <text:p>./opis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describe_long</text:p>
          </table:table-cell>
          <table:table-cell/>
          <table:table-cell office:value-type="string">
            <text:p>./opis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desc</text:p>
          </table:table-cell>
          <table:table-cell office:value-type="string">
            <text:p>{urn:ExportB2B}description</text:p>
          </table:table-cell>
          <table:table-cell office:value-type="string">
            <text:p>./opis</text:p>
          </table:table-cell>
          <table:table-cell office:value-type="string">
            <text:p>./body</text:p>
          </table:table-cell>
          <table:table-cell office:value-type="string">
            <text:p>./opis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./opis</text:p>
          </table:table-cell>
          <table:table-cell office:value-type="string">
            <text:p>./opis</text:p>
          </table:table-cell>
          <table:table-cell office:value-type="string">
            <text:p>./desc</text:p>
          </table:table-cell>
          <table:table-cell office:value-type="string">
            <text:p>{urn:ExportB2B}description</text:p>
          </table:table-cell>
          <table:table-cell office:value-type="string">
            <text:p>./description</text:p>
          </table:table-cell>
          <table:table-cell/>
          <table:table-cell office:value-type="string">
            <text:p>./desc</text:p>
          </table:table-cell>
          <table:table-cell/>
          <table:table-cell office:value-type="string">
            <text:p>./describe_long</text:p>
          </table:table-cell>
          <table:table-cell office:value-type="string">
            <text:p>{urn:ExportB2B}description</text:p>
          </table:table-cell>
          <table:table-cell/>
          <table:table-cell office:value-type="string">
            <text:p>{urn:ExportB2B}description</text:p>
          </table:table-cell>
        </table:table-row>
        <table:table-row table:style-name="ro1">
          <table:table-cell office:value-type="string">
            <text:p>descriptionShort</text:p>
          </table:table-cell>
          <table:table-cell table:style-name="ce1" table:formula="of:=39-COUNTBLANK([.C25:.AO25])" office:value-type="float" office:value="1">
            <text:p>1</text:p>
          </table:table-cell>
          <table:table-cell table:number-columns-repeated="31"/>
          <table:table-cell office:value-type="string">
            <text:p>./descriptionShort</text:p>
          </table:table-cell>
          <table:table-cell table:number-columns-repeated="7"/>
        </table:table-row>
        <table:table-row table:style-name="ro1">
          <table:table-cell office:value-type="string">
            <text:p>description_short</text:p>
          </table:table-cell>
          <table:table-cell table:style-name="ce1" table:formula="of:=39-COUNTBLANK([.C26:.AO26])" office:value-type="float" office:value="2">
            <text:p>2</text:p>
          </table:table-cell>
          <table:table-cell table:number-columns-repeated="14"/>
          <table:table-cell office:value-type="string">
            <text:p>./describe_short</text:p>
          </table:table-cell>
          <table:table-cell table:number-columns-repeated="20"/>
          <table:table-cell office:value-type="string">
            <text:p>./describe_short</text:p>
          </table:table-cell>
          <table:table-cell table:number-columns-repeated="3"/>
        </table:table-row>
        <table:table-row table:style-name="ro1">
          <table:table-cell office:value-type="string">
            <text:p>discount</text:p>
          </table:table-cell>
          <table:table-cell table:style-name="ce1" table:formula="of:=39-COUNTBLANK([.C27:.AO27])" office:value-type="float" office:value="7">
            <text:p>7</text:p>
          </table:table-cell>
          <table:table-cell table:number-columns-repeated="3"/>
          <table:table-cell office:value-type="string">
            <text:p>./znizka</text:p>
          </table:table-cell>
          <table:table-cell table:number-columns-repeated="5"/>
          <table:table-cell office:value-type="string">
            <text:p>./znizka</text:p>
          </table:table-cell>
          <table:table-cell/>
          <table:table-cell office:value-type="string">
            <text:p>./znizka</text:p>
          </table:table-cell>
          <table:table-cell table:number-columns-repeated="4"/>
          <table:table-cell office:value-type="string">
            <text:p>./znizka</text:p>
          </table:table-cell>
          <table:table-cell table:number-columns-repeated="6"/>
          <table:table-cell office:value-type="string">
            <text:p>./znizka</text:p>
          </table:table-cell>
          <table:table-cell table:number-columns-repeated="3"/>
          <table:table-cell office:value-type="string">
            <text:p>./znizka</text:p>
          </table:table-cell>
          <table:table-cell office:value-type="string">
            <text:p>./znizka</text:p>
          </table:table-cell>
          <table:table-cell table:number-columns-repeated="10"/>
        </table:table-row>
        <table:table-row table:style-name="ro1">
          <table:table-cell office:value-type="string">
            <text:p>ean</text:p>
          </table:table-cell>
          <table:table-cell table:style-name="ce1" table:formula="of:=39-COUNTBLANK([.C28:.AO28])" office:value-type="float" office:value="9">
            <text:p>9</text:p>
          </table:table-cell>
          <table:table-cell table:number-columns-repeated="3"/>
          <table:table-cell office:value-type="string">
            <text:p>./ean</text:p>
          </table:table-cell>
          <table:table-cell table:number-columns-repeated="5"/>
          <table:table-cell office:value-type="string">
            <text:p>./ean</text:p>
          </table:table-cell>
          <table:table-cell/>
          <table:table-cell office:value-type="string">
            <text:p>./ean</text:p>
          </table:table-cell>
          <table:table-cell/>
          <table:table-cell office:value-type="string">
            <text:p>./ean</text:p>
          </table:table-cell>
          <table:table-cell table:number-columns-repeated="2"/>
          <table:table-cell office:value-type="string">
            <text:p>./ean</text:p>
          </table:table-cell>
          <table:table-cell table:number-columns-repeated="6"/>
          <table:table-cell office:value-type="string">
            <text:p>./ean</text:p>
          </table:table-cell>
          <table:table-cell table:number-columns-repeated="2"/>
          <table:table-cell office:value-type="string">
            <text:p>ean</text:p>
          </table:table-cell>
          <table:table-cell office:value-type="string">
            <text:p>./ean</text:p>
          </table:table-cell>
          <table:table-cell office:value-type="string">
            <text:p>./ean</text:p>
          </table:table-cell>
          <table:table-cell table:number-columns-repeated="10"/>
        </table:table-row>
        <table:table-row table:style-name="ro1">
          <table:table-cell office:value-type="string">
            <text:p>external_id</text:p>
          </table:table-cell>
          <table:table-cell table:style-name="ce1" table:formula="of:=39-COUNTBLANK([.C29:.AO29])" office:value-type="float" office:value="35">
            <text:p>35</text:p>
          </table:table-cell>
          <table:table-cell office:value-type="string">
            <text:p>@id</text:p>
          </table:table-cell>
          <table:table-cell table:number-columns-repeated="2" office:value-type="string">
            <text:p>{urn:ExportB2B}id</text:p>
          </table:table-cell>
          <table:table-cell office:value-type="string">
            <text:p>./ident</text:p>
          </table:table-cell>
          <table:table-cell office:value-type="string">
            <text:p>./ebookId</text:p>
          </table:table-cell>
          <table:table-cell/>
          <table:table-cell office:value-type="string">
            <text:p>@id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./ident</text:p>
          </table:table-cell>
          <table:table-cell/>
          <table:table-cell office:value-type="string">
            <text:p>./ident</text:p>
          </table:table-cell>
          <table:table-cell office:value-type="string">
            <text:p>@id</text:p>
          </table:table-cell>
          <table:table-cell office:value-type="string">
            <text:p>./TDProductId</text:p>
          </table:table-cell>
          <table:table-cell office:value-type="string">
            <text:p>./id</text:p>
          </table:table-cell>
          <table:table-cell office:value-type="string">
            <text:p>./filteredId</text:p>
          </table:table-cell>
          <table:table-cell office:value-type="string">
            <text:p>./ident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@id</text:p>
          </table:table-cell>
          <table:table-cell office:value-type="string">
            <text:p>{urn:ExportB2B}id</text:p>
          </table:table-cell>
          <table:table-cell office:value-type="string">
            <text:p>./towar_id</text:p>
          </table:table-cell>
          <table:table-cell office:value-type="string">
            <text:p>./id</text:p>
          </table:table-cell>
          <table:table-cell office:value-type="string">
            <text:p>./ident</text:p>
          </table:table-cell>
          <table:table-cell office:value-type="string">
            <text:p>./id</text:p>
          </table:table-cell>
          <table:table-cell/>
          <table:table-cell office:value-type="string">
            <text:p>id</text:p>
          </table:table-cell>
          <table:table-cell office:value-type="string">
            <text:p>./ident</text:p>
          </table:table-cell>
          <table:table-cell office:value-type="string">
            <text:p>./ident</text:p>
          </table:table-cell>
          <table:table-cell office:value-type="string">
            <text:p>./pId</text:p>
          </table:table-cell>
          <table:table-cell office:value-type="string">
            <text:p>{urn:ExportB2B}id</text:p>
          </table:table-cell>
          <table:table-cell office:value-type="string">
            <text:p>./coverId</text:p>
          </table:table-cell>
          <table:table-cell office:value-type="string">
            <text:p>@id</text:p>
          </table:table-cell>
          <table:table-cell office:value-type="string">
            <text:p>@id</text:p>
          </table:table-cell>
          <table:table-cell/>
          <table:table-cell office:value-type="string">
            <text:p>./id</text:p>
          </table:table-cell>
          <table:table-cell office:value-type="string">
            <text:p>{urn:ExportB2B}id</text:p>
          </table:table-cell>
          <table:table-cell office:value-type="string">
            <text:p>./id</text:p>
          </table:table-cell>
          <table:table-cell office:value-type="string">
            <text:p>{urn:ExportB2B}id</text:p>
          </table:table-cell>
        </table:table-row>
        <table:table-row table:style-name="ro1">
          <table:table-cell office:value-type="string">
            <text:p>file_size</text:p>
          </table:table-cell>
          <table:table-cell table:style-name="ce1" table:formula="of:=39-COUNTBLANK([.C30:.AO30])" office:value-type="float" office:value="1">
            <text:p>1</text:p>
          </table:table-cell>
          <table:table-cell table:number-columns-repeated="10"/>
          <table:table-cell office:value-type="string">
            <text:p>./wielkosc_pliku</text:p>
          </table:table-cell>
          <table:table-cell table:number-columns-repeated="28"/>
        </table:table-row>
        <table:table-row table:style-name="ro1">
          <table:table-cell office:value-type="string">
            <text:p>formats</text:p>
          </table:table-cell>
          <table:table-cell table:style-name="ce1" table:formula="of:=39-COUNTBLANK([.C31:.AO31])" office:value-type="float" office:value="20">
            <text:p>20</text:p>
          </table:table-cell>
          <table:table-cell table:number-columns-repeated="3"/>
          <table:table-cell office:value-type="string">
            <text:p>./ebook_formaty/ebook_format</text:p>
          </table:table-cell>
          <table:table-cell office:value-type="string">
            <text:p>./format</text:p>
          </table:table-cell>
          <table:table-cell office:value-type="string">
            <text:p>./format</text:p>
          </table:table-cell>
          <table:table-cell table:number-columns-repeated="2"/>
          <table:table-cell office:value-type="string">
            <text:p>./format</text:p>
          </table:table-cell>
          <table:table-cell office:value-type="string">
            <text:p>./ebook_formaty/ebook_format</text:p>
          </table:table-cell>
          <table:table-cell/>
          <table:table-cell office:value-type="string">
            <text:p>./ebook_formaty/ebook_format</text:p>
          </table:table-cell>
          <table:table-cell office:value-type="string">
            <text:p>./attrs/a[@name='Format']</text:p>
          </table:table-cell>
          <table:table-cell table:number-columns-repeated="3"/>
          <table:table-cell office:value-type="string">
            <text:p>./ebook_formaty/ebook_format</text:p>
          </table:table-cell>
          <table:table-cell/>
          <table:table-cell office:value-type="string">
            <text:p>./property[@name='format']</text:p>
          </table:table-cell>
          <table:table-cell table:number-columns-repeated="2"/>
          <table:table-cell office:value-type="string">
            <text:p>./nosnik</text:p>
          </table:table-cell>
          <table:table-cell office:value-type="string">
            <text:p>./issues/issue/format{'./type':('format', ''), './file-protection/type':('protection',''), './file-protection/properties':('properties','')}</text:p>
          </table:table-cell>
          <table:table-cell office:value-type="string">
            <text:p>./ebook_formaty/ebook_format</text:p>
          </table:table-cell>
          <table:table-cell office:value-type="string">
            <text:p>./formats</text:p>
          </table:table-cell>
          <table:table-cell office:value-type="string">
            <text:p>./formaty</text:p>
          </table:table-cell>
          <table:table-cell/>
          <table:table-cell office:value-type="string">
            <text:p>./ebook_formaty/ebook_format</text:p>
          </table:table-cell>
          <table:table-cell office:value-type="string">
            <text:p>./ebook_formaty/ebook_format</text:p>
          </table:table-cell>
          <table:table-cell table:number-columns-repeated="2"/>
          <table:table-cell office:value-type="string">
            <text:p>./format</text:p>
          </table:table-cell>
          <table:table-cell/>
          <table:table-cell office:value-type="string">
            <text:p>./attrs/a[@name='Format']</text:p>
          </table:table-cell>
          <table:table-cell office:value-type="string">
            <text:p>./formats</text:p>
          </table:table-cell>
          <table:table-cell table:number-columns-repeated="2"/>
          <table:table-cell office:value-type="string">
            <text:p>./format</text:p>
          </table:table-cell>
          <table:table-cell/>
        </table:table-row>
        <table:table-row table:style-name="ro1">
          <table:table-cell office:value-type="string">
            <text:p>free_fragment_online_tool</text:p>
          </table:table-cell>
          <table:table-cell table:style-name="ce1" table:formula="of:=39-COUNTBLANK([.C32:.AO32])" office:value-type="float" office:value="7">
            <text:p>7</text:p>
          </table:table-cell>
          <table:table-cell table:number-columns-repeated="3"/>
          <table:table-cell office:value-type="string">
            <text:p>./issueurl</text:p>
          </table:table-cell>
          <table:table-cell table:number-columns-repeated="5"/>
          <table:table-cell office:value-type="string">
            <text:p>./issueurl</text:p>
          </table:table-cell>
          <table:table-cell/>
          <table:table-cell office:value-type="string">
            <text:p>./issueurl</text:p>
          </table:table-cell>
          <table:table-cell table:number-columns-repeated="4"/>
          <table:table-cell office:value-type="string">
            <text:p>./issueurl</text:p>
          </table:table-cell>
          <table:table-cell table:number-columns-repeated="6"/>
          <table:table-cell office:value-type="string">
            <text:p>./issueurl</text:p>
          </table:table-cell>
          <table:table-cell table:number-columns-repeated="3"/>
          <table:table-cell office:value-type="string">
            <text:p>./issueurl</text:p>
          </table:table-cell>
          <table:table-cell office:value-type="string">
            <text:p>./issueurl</text:p>
          </table:table-cell>
          <table:table-cell table:number-columns-repeated="10"/>
        </table:table-row>
        <table:table-row table:style-name="ro1">
          <table:table-cell office:value-type="string">
            <text:p>free_sample_url</text:p>
          </table:table-cell>
          <table:table-cell table:style-name="ce1" table:formula="of:=39-COUNTBLANK([.C33:.AO33])" office:value-type="float" office:value="7">
            <text:p>7</text:p>
          </table:table-cell>
          <table:table-cell table:number-columns-repeated="3"/>
          <table:table-cell office:value-type="string">
            <text:p>./online</text:p>
          </table:table-cell>
          <table:table-cell table:number-columns-repeated="5"/>
          <table:table-cell office:value-type="string">
            <text:p>./online</text:p>
          </table:table-cell>
          <table:table-cell/>
          <table:table-cell office:value-type="string">
            <text:p>./online</text:p>
          </table:table-cell>
          <table:table-cell table:number-columns-repeated="4"/>
          <table:table-cell office:value-type="string">
            <text:p>./online</text:p>
          </table:table-cell>
          <table:table-cell table:number-columns-repeated="6"/>
          <table:table-cell office:value-type="string">
            <text:p>./online</text:p>
          </table:table-cell>
          <table:table-cell table:number-columns-repeated="3"/>
          <table:table-cell office:value-type="string">
            <text:p>./online</text:p>
          </table:table-cell>
          <table:table-cell office:value-type="string">
            <text:p>./online</text:p>
          </table:table-cell>
          <table:table-cell table:number-columns-repeated="10"/>
        </table:table-row>
        <table:table-row table:style-name="ro1">
          <table:table-cell office:value-type="string">
            <text:p>genre</text:p>
          </table:table-cell>
          <table:table-cell table:style-name="ce1" table:formula="of:=39-COUNTBLANK([.C34:.AO34])" office:value-type="float" office:value="1">
            <text:p>1</text:p>
          </table:table-cell>
          <table:table-cell table:number-columns-repeated="15"/>
          <table:table-cell office:value-type="string">
            <text:p>./description/div[@class='field field-name-field-gatunek field-type-taxonomy-term-reference field-label-inline inline clearfix']/ul/li/a</text:p>
          </table:table-cell>
          <table:table-cell table:number-columns-repeated="23"/>
        </table:table-row>
        <table:table-row table:style-name="ro1">
          <table:table-cell office:value-type="string">
            <text:p>gross_price</text:p>
          </table:table-cell>
          <table:table-cell table:style-name="ce1" table:formula="of:=39-COUNTBLANK([.C35:.AO35])" office:value-type="float" office:value="8">
            <text:p>8</text:p>
          </table:table-cell>
          <table:table-cell table:number-columns-repeated="3"/>
          <table:table-cell office:value-type="string">
            <text:p>./ksiegarnie_nieinter/cena_brutto</text:p>
          </table:table-cell>
          <table:table-cell table:number-columns-repeated="5"/>
          <table:table-cell office:value-type="string">
            <text:p>./ksiegarnie_nieinter/cena_brutto</text:p>
          </table:table-cell>
          <table:table-cell/>
          <table:table-cell office:value-type="string">
            <text:p>./ksiegarnie_nieinter/cena_brutto</text:p>
          </table:table-cell>
          <table:table-cell table:number-columns-repeated="4"/>
          <table:table-cell office:value-type="string">
            <text:p>./ksiegarnie_nieinter/cena_brutto</text:p>
          </table:table-cell>
          <table:table-cell table:number-columns-repeated="5"/>
          <table:table-cell office:value-type="string">
            <text:p>./issues/issue/gross_nexto_price</text:p>
          </table:table-cell>
          <table:table-cell office:value-type="string">
            <text:p>./ksiegarnie_nieinter/cena_brutto</text:p>
          </table:table-cell>
          <table:table-cell table:number-columns-repeated="3"/>
          <table:table-cell office:value-type="string">
            <text:p>./ksiegarnie_nieinter/cena_brutto</text:p>
          </table:table-cell>
          <table:table-cell office:value-type="string">
            <text:p>./ksiegarnie_nieinter/cena_brutto</text:p>
          </table:table-cell>
          <table:table-cell table:number-columns-repeated="10"/>
        </table:table-row>
        <table:table-row table:style-name="ro1">
          <table:table-cell office:value-type="string">
            <text:p>is_available</text:p>
          </table:table-cell>
          <table:table-cell table:style-name="ce1" table:formula="of:=39-COUNTBLANK([.C36:.AO36])" office:value-type="float" office:value="7">
            <text:p>7</text:p>
          </table:table-cell>
          <table:table-cell table:number-columns-repeated="3"/>
          <table:table-cell office:value-type="string">
            <text:p>./status</text:p>
          </table:table-cell>
          <table:table-cell table:number-columns-repeated="5"/>
          <table:table-cell office:value-type="string">
            <text:p>./status</text:p>
          </table:table-cell>
          <table:table-cell/>
          <table:table-cell office:value-type="string">
            <text:p>./status</text:p>
          </table:table-cell>
          <table:table-cell table:number-columns-repeated="4"/>
          <table:table-cell office:value-type="string">
            <text:p>./status</text:p>
          </table:table-cell>
          <table:table-cell table:number-columns-repeated="6"/>
          <table:table-cell office:value-type="string">
            <text:p>./status</text:p>
          </table:table-cell>
          <table:table-cell table:number-columns-repeated="3"/>
          <table:table-cell office:value-type="string">
            <text:p>./status</text:p>
          </table:table-cell>
          <table:table-cell office:value-type="string">
            <text:p>./status</text:p>
          </table:table-cell>
          <table:table-cell table:number-columns-repeated="10"/>
        </table:table-row>
        <table:table-row table:style-name="ro1">
          <table:table-cell office:value-type="string">
            <text:p>is_bestseller</text:p>
          </table:table-cell>
          <table:table-cell table:style-name="ce1" table:formula="of:=39-COUNTBLANK([.C37:.AO37])" office:value-type="float" office:value="8">
            <text:p>8</text:p>
          </table:table-cell>
          <table:table-cell table:number-columns-repeated="3"/>
          <table:table-cell office:value-type="string">
            <text:p>./bestseller</text:p>
          </table:table-cell>
          <table:table-cell table:number-columns-repeated="5"/>
          <table:table-cell office:value-type="string">
            <text:p>./bestseller</text:p>
          </table:table-cell>
          <table:table-cell/>
          <table:table-cell office:value-type="string">
            <text:p>./bestseller</text:p>
          </table:table-cell>
          <table:table-cell table:number-columns-repeated="4"/>
          <table:table-cell office:value-type="string">
            <text:p>./bestseller</text:p>
          </table:table-cell>
          <table:table-cell table:number-columns-repeated="6"/>
          <table:table-cell office:value-type="string">
            <text:p>./bestseller</text:p>
          </table:table-cell>
          <table:table-cell table:number-columns-repeated="2"/>
          <table:table-cell office:value-type="string">
            <text:p>bestseller</text:p>
          </table:table-cell>
          <table:table-cell office:value-type="string">
            <text:p>./bestseller</text:p>
          </table:table-cell>
          <table:table-cell office:value-type="string">
            <text:p>./bestseller</text:p>
          </table:table-cell>
          <table:table-cell table:number-columns-repeated="10"/>
        </table:table-row>
        <table:table-row table:style-name="ro1">
          <table:table-cell office:value-type="string">
            <text:p>is_new</text:p>
          </table:table-cell>
          <table:table-cell table:style-name="ce1" table:formula="of:=39-COUNTBLANK([.C38:.AO38])" office:value-type="float" office:value="7">
            <text:p>7</text:p>
          </table:table-cell>
          <table:table-cell table:number-columns-repeated="3"/>
          <table:table-cell office:value-type="string">
            <text:p>./nowosc</text:p>
          </table:table-cell>
          <table:table-cell table:number-columns-repeated="5"/>
          <table:table-cell office:value-type="string">
            <text:p>./nowosc</text:p>
          </table:table-cell>
          <table:table-cell/>
          <table:table-cell office:value-type="string">
            <text:p>./nowosc</text:p>
          </table:table-cell>
          <table:table-cell table:number-columns-repeated="4"/>
          <table:table-cell office:value-type="string">
            <text:p>./nowosc</text:p>
          </table:table-cell>
          <table:table-cell table:number-columns-repeated="6"/>
          <table:table-cell office:value-type="string">
            <text:p>./nowosc</text:p>
          </table:table-cell>
          <table:table-cell table:number-columns-repeated="3"/>
          <table:table-cell office:value-type="string">
            <text:p>./nowosc</text:p>
          </table:table-cell>
          <table:table-cell office:value-type="string">
            <text:p>./nowosc</text:p>
          </table:table-cell>
          <table:table-cell table:number-columns-repeated="10"/>
        </table:table-row>
        <table:table-row table:style-name="ro1">
          <table:table-cell office:value-type="string">
            <text:p>isbn</text:p>
          </table:table-cell>
          <table:table-cell table:style-name="ce1" table:formula="of:=39-COUNTBLANK([.C39:.AO39])" office:value-type="float" office:value="1">
            <text:p>1</text:p>
          </table:table-cell>
          <table:table-cell table:number-columns-repeated="26"/>
          <table:table-cell office:value-type="string">
            <text:p>isbn</text:p>
          </table:table-cell>
          <table:table-cell table:number-columns-repeated="12"/>
        </table:table-row>
        <table:table-row table:style-name="ro1">
          <table:table-cell office:value-type="string">
            <text:p>isbns</text:p>
          </table:table-cell>
          <table:table-cell table:style-name="ce1" table:formula="of:=39-COUNTBLANK([.C40:.AO40])" office:value-type="float" office:value="25">
            <text:p>25</text:p>
          </table:table-cell>
          <table:table-cell table:number-columns-repeated="3"/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attrs/a[@name='ISBN']</text:p>
          </table:table-cell>
          <table:table-cell office:value-type="string">
            <text:p>./isbn</text:p>
          </table:table-cell>
          <table:table-cell office:value-type="string">
            <text:p>./producer_ident</text:p>
          </table:table-cell>
          <table:table-cell/>
          <table:table-cell office:value-type="string">
            <text:p>./isbn</text:p>
          </table:table-cell>
          <table:table-cell office:value-type="string">
            <text:p>./attrs/a[@name='EAN']</text:p>
          </table:table-cell>
          <table:table-cell office:value-type="string">
            <text:p>./property[@name='isbn']</text:p>
          </table:table-cell>
          <table:table-cell office:value-type="string">
            <text:p>./attrs/a[@name='EAN']</text:p>
          </table:table-cell>
          <table:table-cell/>
          <table:table-cell office:value-type="string">
            <text:p>./identyfikator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table:number-columns-repeated="3"/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atribute[@Name='ISBN']</text:p>
          </table:table-cell>
          <table:table-cell/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/>
          <table:table-cell office:value-type="string">
            <text:p>./producer_ident</text:p>
          </table:table-cell>
          <table:table-cell/>
          <table:table-cell office:value-type="string">
            <text:p>./isbn</text:p>
          </table:table-cell>
          <table:table-cell/>
        </table:table-row>
        <table:table-row table:style-name="ro1">
          <table:table-cell office:value-type="string">
            <text:p>issue_id</text:p>
          </table:table-cell>
          <table:table-cell table:style-name="ce1" table:formula="of:=39-COUNTBLANK([.C41:.AO41])" office:value-type="float" office:value="1">
            <text:p>1</text:p>
          </table:table-cell>
          <table:table-cell table:number-columns-repeated="22"/>
          <table:table-cell office:value-type="string">
            <text:p>./issues/issue/issue_id</text:p>
          </table:table-cell>
          <table:table-cell table:number-columns-repeated="16"/>
        </table:table-row>
        <table:table-row table:style-name="ro1">
          <table:table-cell office:value-type="string">
            <text:p>lang</text:p>
          </table:table-cell>
          <table:table-cell table:style-name="ce1" table:formula="of:=39-COUNTBLANK([.C42:.AO42])" office:value-type="float" office:value="1">
            <text:p>1</text:p>
          </table:table-cell>
          <table:table-cell table:number-columns-repeated="21"/>
          <table:table-cell office:value-type="string">
            <text:p>./jezyk</text:p>
          </table:table-cell>
          <table:table-cell table:number-columns-repeated="17"/>
        </table:table-row>
        <table:table-row table:style-name="ro1">
          <table:table-cell office:value-type="string">
            <text:p>lang_long</text:p>
          </table:table-cell>
          <table:table-cell table:style-name="ce1" table:formula="of:=39-COUNTBLANK([.C43:.AO43])" office:value-type="float" office:value="1">
            <text:p>1</text:p>
          </table:table-cell>
          <table:table-cell table:number-columns-repeated="4"/>
          <table:table-cell office:value-type="string">
            <text:p>./languages/lang_long</text:p>
          </table:table-cell>
          <table:table-cell table:number-columns-repeated="34"/>
        </table:table-row>
        <table:table-row table:style-name="ro1">
          <table:table-cell office:value-type="string">
            <text:p>lang_short</text:p>
          </table:table-cell>
          <table:table-cell table:style-name="ce1" table:formula="of:=39-COUNTBLANK([.C44:.AO44])" office:value-type="float" office:value="2">
            <text:p>2</text:p>
          </table:table-cell>
          <table:table-cell table:number-columns-repeated="4"/>
          <table:table-cell office:value-type="string">
            <text:p>./languages/lang_short</text:p>
          </table:table-cell>
          <table:table-cell table:number-columns-repeated="17"/>
          <table:table-cell office:value-type="string">
            <text:p>./language</text:p>
          </table:table-cell>
          <table:table-cell table:number-columns-repeated="16"/>
        </table:table-row>
        <table:table-row table:style-name="ro1">
          <table:table-cell office:value-type="string">
            <text:p>lectors</text:p>
          </table:table-cell>
          <table:table-cell table:style-name="ce1" table:formula="of:=39-COUNTBLANK([.C45:.AO45])" office:value-type="float" office:value="1">
            <text:p>1</text:p>
          </table:table-cell>
          <table:table-cell office:value-type="string">
            <text:p>./attrs/a[@name='Lektor']</text:p>
          </table:table-cell>
          <table:table-cell table:number-columns-repeated="38"/>
        </table:table-row>
        <table:table-row table:style-name="ro1">
          <table:table-cell office:value-type="string">
            <text:p>linked</text:p>
          </table:table-cell>
          <table:table-cell table:style-name="ce1" table:formula="of:=39-COUNTBLANK([.C46:.AO46])" office:value-type="float" office:value="7">
            <text:p>7</text:p>
          </table:table-cell>
          <table:table-cell table:number-columns-repeated="3"/>
          <table:table-cell office:value-type="string">
            <text:p>./powiazane/ident_powiazany</text:p>
          </table:table-cell>
          <table:table-cell table:number-columns-repeated="5"/>
          <table:table-cell office:value-type="string">
            <text:p>./powiazane/ident_powiazany</text:p>
          </table:table-cell>
          <table:table-cell/>
          <table:table-cell office:value-type="string">
            <text:p>./powiazane/ident_powiazany</text:p>
          </table:table-cell>
          <table:table-cell table:number-columns-repeated="4"/>
          <table:table-cell office:value-type="string">
            <text:p>./powiazane/ident_powiazany</text:p>
          </table:table-cell>
          <table:table-cell table:number-columns-repeated="6"/>
          <table:table-cell office:value-type="string">
            <text:p>./powiazane/ident_powiazany</text:p>
          </table:table-cell>
          <table:table-cell table:number-columns-repeated="3"/>
          <table:table-cell office:value-type="string">
            <text:p>./powiazane/ident_powiazany</text:p>
          </table:table-cell>
          <table:table-cell office:value-type="string">
            <text:p>./powiazane/ident_powiazany</text:p>
          </table:table-cell>
          <table:table-cell table:number-columns-repeated="10"/>
        </table:table-row>
        <table:table-row table:style-name="ro1">
          <table:table-cell office:value-type="string">
            <text:p>list_price</text:p>
          </table:table-cell>
          <table:table-cell table:style-name="ce1" table:formula="of:=39-COUNTBLANK([.C47:.AO47])" office:value-type="float" office:value="1">
            <text:p>1</text:p>
          </table:table-cell>
          <table:table-cell table:number-columns-repeated="26"/>
          <table:table-cell office:value-type="string">
            <text:p>list_price</text:p>
          </table:table-cell>
          <table:table-cell table:number-columns-repeated="12"/>
        </table:table-row>
        <table:table-row table:style-name="ro1">
          <table:table-cell office:value-type="string">
            <text:p>manufacturer_id</text:p>
          </table:table-cell>
          <table:table-cell table:style-name="ce1" table:formula="of:=39-COUNTBLANK([.C48:.AO48])" office:value-type="float" office:value="1">
            <text:p>1</text:p>
          </table:table-cell>
          <table:table-cell table:number-columns-repeated="22"/>
          <table:table-cell office:value-type="string">
            <text:p>./manufacturer_id</text:p>
          </table:table-cell>
          <table:table-cell table:number-columns-repeated="16"/>
        </table:table-row>
        <table:table-row table:style-name="ro1">
          <table:table-cell office:value-type="string">
            <text:p>mass</text:p>
          </table:table-cell>
          <table:table-cell table:style-name="ce1" table:formula="of:=39-COUNTBLANK([.C49:.AO49])" office:value-type="float" office:value="7">
            <text:p>7</text:p>
          </table:table-cell>
          <table:table-cell table:number-columns-repeated="3"/>
          <table:table-cell office:value-type="string">
            <text:p>./ksiegarnie_nieinter/waga</text:p>
          </table:table-cell>
          <table:table-cell table:number-columns-repeated="5"/>
          <table:table-cell office:value-type="string">
            <text:p>./ksiegarnie_nieinter/waga</text:p>
          </table:table-cell>
          <table:table-cell/>
          <table:table-cell office:value-type="string">
            <text:p>./ksiegarnie_nieinter/waga</text:p>
          </table:table-cell>
          <table:table-cell table:number-columns-repeated="4"/>
          <table:table-cell office:value-type="string">
            <text:p>./ksiegarnie_nieinter/waga</text:p>
          </table:table-cell>
          <table:table-cell table:number-columns-repeated="6"/>
          <table:table-cell office:value-type="string">
            <text:p>./ksiegarnie_nieinter/waga</text:p>
          </table:table-cell>
          <table:table-cell table:number-columns-repeated="3"/>
          <table:table-cell office:value-type="string">
            <text:p>./ksiegarnie_nieinter/waga</text:p>
          </table:table-cell>
          <table:table-cell office:value-type="string">
            <text:p>./ksiegarnie_nieinter/waga</text:p>
          </table:table-cell>
          <table:table-cell table:number-columns-repeated="10"/>
        </table:table-row>
        <table:table-row table:style-name="ro1">
          <table:table-cell office:value-type="string">
            <text:p>md5</text:p>
          </table:table-cell>
          <table:table-cell table:style-name="ce1" table:formula="of:=39-COUNTBLANK([.C50:.AO50])" office:value-type="float" office:value="7">
            <text:p>7</text:p>
          </table:table-cell>
          <table:table-cell table:number-columns-repeated="3"/>
          <table:table-cell office:value-type="string">
            <text:p>./md5</text:p>
          </table:table-cell>
          <table:table-cell table:number-columns-repeated="5"/>
          <table:table-cell office:value-type="string">
            <text:p>./md5</text:p>
          </table:table-cell>
          <table:table-cell/>
          <table:table-cell office:value-type="string">
            <text:p>./md5</text:p>
          </table:table-cell>
          <table:table-cell table:number-columns-repeated="4"/>
          <table:table-cell office:value-type="string">
            <text:p>./md5</text:p>
          </table:table-cell>
          <table:table-cell table:number-columns-repeated="6"/>
          <table:table-cell office:value-type="string">
            <text:p>./md5</text:p>
          </table:table-cell>
          <table:table-cell table:number-columns-repeated="3"/>
          <table:table-cell office:value-type="string">
            <text:p>./md5</text:p>
          </table:table-cell>
          <table:table-cell office:value-type="string">
            <text:p>./md5</text:p>
          </table:table-cell>
          <table:table-cell table:number-columns-repeated="10"/>
        </table:table-row>
        <table:table-row table:style-name="ro1">
          <table:table-cell office:value-type="string">
            <text:p>name_of_promotion</text:p>
          </table:table-cell>
          <table:table-cell table:style-name="ce1" table:formula="of:=39-COUNTBLANK([.C51:.AO51])" office:value-type="float" office:value="7">
            <text:p>7</text:p>
          </table:table-cell>
          <table:table-cell table:number-columns-repeated="3"/>
          <table:table-cell office:value-type="string">
            <text:p>./promocja</text:p>
          </table:table-cell>
          <table:table-cell table:number-columns-repeated="5"/>
          <table:table-cell office:value-type="string">
            <text:p>./promocja</text:p>
          </table:table-cell>
          <table:table-cell/>
          <table:table-cell office:value-type="string">
            <text:p>./promocja</text:p>
          </table:table-cell>
          <table:table-cell table:number-columns-repeated="4"/>
          <table:table-cell office:value-type="string">
            <text:p>./promocja</text:p>
          </table:table-cell>
          <table:table-cell table:number-columns-repeated="6"/>
          <table:table-cell office:value-type="string">
            <text:p>./promocja</text:p>
          </table:table-cell>
          <table:table-cell table:number-columns-repeated="3"/>
          <table:table-cell office:value-type="string">
            <text:p>./promocja</text:p>
          </table:table-cell>
          <table:table-cell office:value-type="string">
            <text:p>./promocja</text:p>
          </table:table-cell>
          <table:table-cell table:number-columns-repeated="10"/>
        </table:table-row>
        <table:table-row table:style-name="ro1">
          <table:table-cell office:value-type="string">
            <text:p>net_price</text:p>
          </table:table-cell>
          <table:table-cell table:style-name="ce1" table:formula="of:=39-COUNTBLANK([.C52:.AO52])" office:value-type="float" office:value="7">
            <text:p>7</text:p>
          </table:table-cell>
          <table:table-cell table:number-columns-repeated="3"/>
          <table:table-cell office:value-type="string">
            <text:p>./ksiegarnie_nieinter/cena_netto</text:p>
          </table:table-cell>
          <table:table-cell table:number-columns-repeated="5"/>
          <table:table-cell office:value-type="string">
            <text:p>./ksiegarnie_nieinter/cena_netto</text:p>
          </table:table-cell>
          <table:table-cell/>
          <table:table-cell office:value-type="string">
            <text:p>./ksiegarnie_nieinter/cena_netto</text:p>
          </table:table-cell>
          <table:table-cell table:number-columns-repeated="4"/>
          <table:table-cell office:value-type="string">
            <text:p>./ksiegarnie_nieinter/cena_netto</text:p>
          </table:table-cell>
          <table:table-cell table:number-columns-repeated="6"/>
          <table:table-cell office:value-type="string">
            <text:p>./ksiegarnie_nieinter/cena_netto</text:p>
          </table:table-cell>
          <table:table-cell table:number-columns-repeated="3"/>
          <table:table-cell office:value-type="string">
            <text:p>./ksiegarnie_nieinter/cena_netto</text:p>
          </table:table-cell>
          <table:table-cell office:value-type="string">
            <text:p>./ksiegarnie_nieinter/cena_netto</text:p>
          </table:table-cell>
          <table:table-cell table:number-columns-repeated="10"/>
        </table:table-row>
        <table:table-row table:style-name="ro1">
          <table:table-cell office:value-type="string">
            <text:p>new</text:p>
          </table:table-cell>
          <table:table-cell table:style-name="ce1" table:formula="of:=39-COUNTBLANK([.C53:.AO53])" office:value-type="float" office:value="1">
            <text:p>1</text:p>
          </table:table-cell>
          <table:table-cell table:number-columns-repeated="24"/>
          <table:table-cell office:value-type="string">
            <text:p>./new</text:p>
          </table:table-cell>
          <table:table-cell table:number-columns-repeated="14"/>
        </table:table-row>
        <table:table-row table:style-name="ro1">
          <table:table-cell office:value-type="string">
            <text:p>notes</text:p>
          </table:table-cell>
          <table:table-cell table:style-name="ce1" table:formula="of:=39-COUNTBLANK([.C54:.AO54])" office:value-type="float" office:value="1">
            <text:p>1</text:p>
          </table:table-cell>
          <table:table-cell table:number-columns-repeated="15"/>
          <table:table-cell office:value-type="string">
            <text:p>./description/div/div[@class='field-items']/div</text:p>
          </table:table-cell>
          <table:table-cell table:number-columns-repeated="23"/>
        </table:table-row>
        <table:table-row table:style-name="ro1">
          <table:table-cell office:value-type="string">
            <text:p>on_demand</text:p>
          </table:table-cell>
          <table:table-cell table:style-name="ce1" table:formula="of:=39-COUNTBLANK([.C55:.AO55])" office:value-type="float" office:value="7">
            <text:p>7</text:p>
          </table:table-cell>
          <table:table-cell table:number-columns-repeated="3"/>
          <table:table-cell office:value-type="string">
            <text:p>./nazadanie</text:p>
          </table:table-cell>
          <table:table-cell table:number-columns-repeated="5"/>
          <table:table-cell office:value-type="string">
            <text:p>./nazadanie</text:p>
          </table:table-cell>
          <table:table-cell/>
          <table:table-cell office:value-type="string">
            <text:p>./nazadanie</text:p>
          </table:table-cell>
          <table:table-cell table:number-columns-repeated="4"/>
          <table:table-cell office:value-type="string">
            <text:p>./nazadanie</text:p>
          </table:table-cell>
          <table:table-cell table:number-columns-repeated="6"/>
          <table:table-cell office:value-type="string">
            <text:p>./nazadanie</text:p>
          </table:table-cell>
          <table:table-cell table:number-columns-repeated="3"/>
          <table:table-cell office:value-type="string">
            <text:p>./nazadanie</text:p>
          </table:table-cell>
          <table:table-cell office:value-type="string">
            <text:p>./nazadanie</text:p>
          </table:table-cell>
          <table:table-cell table:number-columns-repeated="10"/>
        </table:table-row>
        <table:table-row table:style-name="ro1">
          <table:table-cell office:value-type="string">
            <text:p>page_count</text:p>
          </table:table-cell>
          <table:table-cell table:style-name="ce1" table:formula="of:=39-COUNTBLANK([.C56:.AO56])" office:value-type="float" office:value="12">
            <text:p>12</text:p>
          </table:table-cell>
          <table:table-cell table:number-columns-repeated="3"/>
          <table:table-cell office:value-type="string">
            <text:p>./liczbastron</text:p>
          </table:table-cell>
          <table:table-cell office:value-type="string">
            <text:p>./pageCount</text:p>
          </table:table-cell>
          <table:table-cell table:number-columns-repeated="2"/>
          <table:table-cell office:value-type="string">
            <text:p>./attrs/a[@name='Ilosc_stron']</text:p>
          </table:table-cell>
          <table:table-cell/>
          <table:table-cell office:value-type="string">
            <text:p>./liczbastron</text:p>
          </table:table-cell>
          <table:table-cell office:value-type="string">
            <text:p>./liczba_stron</text:p>
          </table:table-cell>
          <table:table-cell office:value-type="string">
            <text:p>./liczbastron</text:p>
          </table:table-cell>
          <table:table-cell table:number-columns-repeated="4"/>
          <table:table-cell office:value-type="string">
            <text:p>./liczbastron</text:p>
          </table:table-cell>
          <table:table-cell table:number-columns-repeated="4"/>
          <table:table-cell office:value-type="string">
            <text:p>./liczba_stron</text:p>
          </table:table-cell>
          <table:table-cell/>
          <table:table-cell office:value-type="string">
            <text:p>./liczbastron</text:p>
          </table:table-cell>
          <table:table-cell table:number-columns-repeated="2"/>
          <table:table-cell office:value-type="string">
            <text:p>pages</text:p>
          </table:table-cell>
          <table:table-cell office:value-type="string">
            <text:p>./liczbastron</text:p>
          </table:table-cell>
          <table:table-cell office:value-type="string">
            <text:p>./liczbastron</text:p>
          </table:table-cell>
          <table:table-cell table:number-columns-repeated="10"/>
        </table:table-row>
        <table:table-row table:style-name="ro1">
          <table:table-cell office:value-type="string">
            <text:p>place_in_top</text:p>
          </table:table-cell>
          <table:table-cell table:style-name="ce1" table:formula="of:=39-COUNTBLANK([.C57:.AO57])" office:value-type="float" office:value="7">
            <text:p>7</text:p>
          </table:table-cell>
          <table:table-cell table:number-columns-repeated="3"/>
          <table:table-cell office:value-type="string">
            <text:p>./top</text:p>
          </table:table-cell>
          <table:table-cell table:number-columns-repeated="5"/>
          <table:table-cell office:value-type="string">
            <text:p>./top</text:p>
          </table:table-cell>
          <table:table-cell/>
          <table:table-cell office:value-type="string">
            <text:p>./top</text:p>
          </table:table-cell>
          <table:table-cell table:number-columns-repeated="4"/>
          <table:table-cell office:value-type="string">
            <text:p>./top</text:p>
          </table:table-cell>
          <table:table-cell table:number-columns-repeated="6"/>
          <table:table-cell office:value-type="string">
            <text:p>./top</text:p>
          </table:table-cell>
          <table:table-cell table:number-columns-repeated="3"/>
          <table:table-cell office:value-type="string">
            <text:p>./top</text:p>
          </table:table-cell>
          <table:table-cell office:value-type="string">
            <text:p>./top</text:p>
          </table:table-cell>
          <table:table-cell table:number-columns-repeated="10"/>
        </table:table-row>
        <table:table-row table:style-name="ro1">
          <table:table-cell office:value-type="string">
            <text:p>price</text:p>
          </table:table-cell>
          <table:table-cell table:style-name="ce1" table:formula="of:=39-COUNTBLANK([.C58:.AO58])" office:value-type="float" office:value="35">
            <text:p>35</text:p>
          </table:table-cell>
          <table:table-cell office:value-type="string">
            <text:p>@price</text:p>
          </table:table-cell>
          <table:table-cell office:value-type="string">
            <text:p>{urn:ExportB2B}price</text:p>
          </table:table-cell>
          <table:table-cell office:value-type="string">
            <text:p>{urn:ExportB2B}price</text:p>
          </table:table-cell>
          <table:table-cell office:value-type="string">
            <text:p>./cena</text:p>
          </table:table-cell>
          <table:table-cell office:value-type="string">
            <text:p>./price</text:p>
          </table:table-cell>
          <table:table-cell office:value-type="string">
            <text:p>./price</text:p>
          </table:table-cell>
          <table:table-cell office:value-type="string">
            <text:p>@price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price</text:p>
          </table:table-cell>
          <table:table-cell/>
          <table:table-cell office:value-type="string">
            <text:p>./cena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@price</text:p>
          </table:table-cell>
          <table:table-cell office:value-type="string">
            <text:p>{urn:ExportB2B}price</text:p>
          </table:table-cell>
          <table:table-cell office:value-type="string">
            <text:p>./cena</text:p>
          </table:table-cell>
          <table:table-cell/>
          <table:table-cell office:value-type="string">
            <text:p>./cena</text:p>
          </table:table-cell>
          <table:table-cell/>
          <table:table-cell office:value-type="string">
            <text:p>./cena</text:p>
          </table:table-cell>
          <table:table-cell office:value-type="string">
            <text:p>price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 office:value-type="string">
            <text:p>./price/display</text:p>
          </table:table-cell>
          <table:table-cell office:value-type="string">
            <text:p>{urn:ExportB2B}price</text:p>
          </table:table-cell>
          <table:table-cell office:value-type="string">
            <text:p>./price</text:p>
          </table:table-cell>
          <table:table-cell/>
          <table:table-cell office:value-type="string">
            <text:p>@price</text:p>
          </table:table-cell>
          <table:table-cell office:value-type="string">
            <text:p>./cena</text:p>
          </table:table-cell>
          <table:table-cell office:value-type="string">
            <text:p>./price</text:p>
          </table:table-cell>
          <table:table-cell office:value-type="string">
            <text:p>{urn:ExportB2B}price</text:p>
          </table:table-cell>
          <table:table-cell office:value-type="string">
            <text:p>./cena</text:p>
          </table:table-cell>
          <table:table-cell office:value-type="string">
            <text:p>{urn:ExportB2B}price</text:p>
          </table:table-cell>
        </table:table-row>
        <table:table-row table:style-name="ro1">
          <table:table-cell office:value-type="string">
            <text:p>price_normal</text:p>
          </table:table-cell>
          <table:table-cell table:style-name="ce1" table:formula="of:=39-COUNTBLANK([.C59:.AO59])" office:value-type="float" office:value="7">
            <text:p>7</text:p>
          </table:table-cell>
          <table:table-cell table:number-columns-repeated="3"/>
          <table:table-cell office:value-type="string">
            <text:p>./cenadetaliczna</text:p>
          </table:table-cell>
          <table:table-cell table:number-columns-repeated="5"/>
          <table:table-cell office:value-type="string">
            <text:p>./cenadetaliczna</text:p>
          </table:table-cell>
          <table:table-cell/>
          <table:table-cell office:value-type="string">
            <text:p>./cenadetaliczna</text:p>
          </table:table-cell>
          <table:table-cell table:number-columns-repeated="4"/>
          <table:table-cell office:value-type="string">
            <text:p>./cenadetaliczna</text:p>
          </table:table-cell>
          <table:table-cell table:number-columns-repeated="6"/>
          <table:table-cell office:value-type="string">
            <text:p>./cenadetaliczna</text:p>
          </table:table-cell>
          <table:table-cell table:number-columns-repeated="3"/>
          <table:table-cell office:value-type="string">
            <text:p>./cenadetaliczna</text:p>
          </table:table-cell>
          <table:table-cell office:value-type="string">
            <text:p>./cenadetaliczna</text:p>
          </table:table-cell>
          <table:table-cell table:number-columns-repeated="10"/>
        </table:table-row>
        <table:table-row table:style-name="ro1">
          <table:table-cell office:value-type="string">
            <text:p>price_promotion</text:p>
          </table:table-cell>
          <table:table-cell table:style-name="ce1" table:formula="of:=39-COUNTBLANK([.C60:.AO60])" office:value-type="float" office:value="2">
            <text:p>2</text:p>
          </table:table-cell>
          <table:table-cell table:number-columns-repeated="14"/>
          <table:table-cell office:value-type="string">
            <text:p>./price_promo</text:p>
          </table:table-cell>
          <table:table-cell table:number-columns-repeated="20"/>
          <table:table-cell office:value-type="string">
            <text:p>./price_promo</text:p>
          </table:table-cell>
          <table:table-cell table:number-columns-repeated="3"/>
        </table:table-row>
        <table:table-row table:style-name="ro1">
          <table:table-cell office:value-type="string">
            <text:p>producent</text:p>
          </table:table-cell>
          <table:table-cell table:style-name="ce1" table:formula="of:=39-COUNTBLANK([.C61:.AO61])" office:value-type="float" office:value="1">
            <text:p>1</text:p>
          </table:table-cell>
          <table:table-cell office:value-type="string">
            <text:p>./attrs/a[@name='Producent']</text:p>
          </table:table-cell>
          <table:table-cell table:number-columns-repeated="38"/>
        </table:table-row>
        <table:table-row table:style-name="ro1">
          <table:table-cell office:value-type="string">
            <text:p>product_code</text:p>
          </table:table-cell>
          <table:table-cell table:style-name="ce1" table:formula="of:=39-COUNTBLANK([.C62:.AO62])" office:value-type="float" office:value="1">
            <text:p>1</text:p>
          </table:table-cell>
          <table:table-cell table:number-columns-repeated="22"/>
          <table:table-cell office:value-type="string">
            <text:p>./product_code</text:p>
          </table:table-cell>
          <table:table-cell table:number-columns-repeated="16"/>
        </table:table-row>
        <table:table-row table:style-name="ro1">
          <table:table-cell office:value-type="string">
            <text:p>programName</text:p>
          </table:table-cell>
          <table:table-cell table:style-name="ce1" table:formula="of:=39-COUNTBLANK([.C63:.AO63])" office:value-type="float" office:value="1">
            <text:p>1</text:p>
          </table:table-cell>
          <table:table-cell table:number-columns-repeated="29"/>
          <table:table-cell office:value-type="string">
            <text:p>@programName</text:p>
          </table:table-cell>
          <table:table-cell table:number-columns-repeated="9"/>
        </table:table-row>
        <table:table-row table:style-name="ro1">
          <table:table-cell office:value-type="string">
            <text:p>protection</text:p>
          </table:table-cell>
          <table:table-cell table:style-name="ce1" table:formula="of:=39-COUNTBLANK([.C64:.AO64])" office:value-type="float" office:value="3">
            <text:p>3</text:p>
          </table:table-cell>
          <table:table-cell table:number-columns-repeated="18"/>
          <table:table-cell office:value-type="string">
            <text:p>./property[@name='protection']</text:p>
          </table:table-cell>
          <table:table-cell table:number-columns-repeated="12"/>
          <table:table-cell office:value-type="string">
            <text:p>./security</text:p>
          </table:table-cell>
          <table:table-cell table:number-columns-repeated="5"/>
          <table:table-cell office:value-type="string">
            <text:p>./zabezpieczenia</text:p>
          </table:table-cell>
          <table:table-cell/>
        </table:table-row>
        <table:table-row table:style-name="ro1">
          <table:table-cell office:value-type="string">
            <text:p>publication_date</text:p>
          </table:table-cell>
          <table:table-cell table:style-name="ce1" table:formula="of:=39-COUNTBLANK([.C65:.AO65])" office:value-type="float" office:value="1">
            <text:p>1</text:p>
          </table:table-cell>
          <table:table-cell table:number-columns-repeated="26"/>
          <table:table-cell office:value-type="string">
            <text:p>published</text:p>
          </table:table-cell>
          <table:table-cell table:number-columns-repeated="12"/>
        </table:table-row>
        <table:table-row table:style-name="ro1">
          <table:table-cell office:value-type="string">
            <text:p>publisher</text:p>
          </table:table-cell>
          <table:table-cell table:style-name="ce1" table:formula="of:=39-COUNTBLANK([.C66:.AO66])" office:value-type="float" office:value="11">
            <text:p>11</text:p>
          </table:table-cell>
          <table:table-cell table:number-columns-repeated="4"/>
          <table:table-cell office:value-type="string">
            <text:p>./publisher</text:p>
          </table:table-cell>
          <table:table-cell table:number-columns-repeated="2"/>
          <table:table-cell office:value-type="string">
            <text:p>./attrs/a[@name='Wydawnictwo']</text:p>
          </table:table-cell>
          <table:table-cell table:number-columns-repeated="4"/>
          <table:table-cell office:value-type="string">
            <text:p>./attrs/a[@name='Producent']</text:p>
          </table:table-cell>
          <table:table-cell/>
          <table:table-cell office:value-type="string">
            <text:p>./producer_producer</text:p>
          </table:table-cell>
          <table:table-cell table:number-columns-repeated="3"/>
          <table:table-cell office:value-type="string">
            <text:p>./producer</text:p>
          </table:table-cell>
          <table:table-cell office:value-type="string">
            <text:p>./attrs/a[@name='Producent']</text:p>
          </table:table-cell>
          <table:table-cell/>
          <table:table-cell office:value-type="string">
            <text:p>./wydawnictwo</text:p>
          </table:table-cell>
          <table:table-cell office:value-type="string">
            <text:p>./publisher</text:p>
          </table:table-cell>
          <table:table-cell table:number-columns-repeated="3"/>
          <table:table-cell office:value-type="string">
            <text:p>publisher</text:p>
          </table:table-cell>
          <table:table-cell table:number-columns-repeated="6"/>
          <table:table-cell office:value-type="string">
            <text:p>./attrs/a[@name='Wydawnictwo']</text:p>
          </table:table-cell>
          <table:table-cell/>
          <table:table-cell office:value-type="string">
            <text:p>./producer_producer</text:p>
          </table:table-cell>
          <table:table-cell table:number-columns-repeated="3"/>
        </table:table-row>
        <table:table-row table:style-name="ro1">
          <table:table-cell office:value-type="string">
            <text:p>publisher_code</text:p>
          </table:table-cell>
          <table:table-cell table:style-name="ce1" table:formula="of:=39-COUNTBLANK([.C67:.AO67])" office:value-type="float" office:value="1">
            <text:p>1</text:p>
          </table:table-cell>
          <table:table-cell table:number-columns-repeated="19"/>
          <table:table-cell office:value-type="string">
            <text:p>./attrs/a[@name='Kod_producenta']</text:p>
          </table:table-cell>
          <table:table-cell table:number-columns-repeated="19"/>
        </table:table-row>
        <table:table-row table:style-name="ro1">
          <table:table-cell office:value-type="string">
            <text:p>publisher_id</text:p>
          </table:table-cell>
          <table:table-cell table:style-name="ce1" table:formula="of:=39-COUNTBLANK([.C68:.AO68])" office:value-type="float" office:value="1">
            <text:p>1</text:p>
          </table:table-cell>
          <table:table-cell table:number-columns-repeated="35"/>
          <table:table-cell office:value-type="string">
            <text:p>./producer_id</text:p>
          </table:table-cell>
          <table:table-cell table:number-columns-repeated="3"/>
        </table:table-row>
        <table:table-row table:style-name="ro1">
          <table:table-cell office:value-type="string">
            <text:p>rating</text:p>
          </table:table-cell>
          <table:table-cell table:style-name="ce1" table:formula="of:=39-COUNTBLANK([.C69:.AO69])" office:value-type="float" office:value="2">
            <text:p>2</text:p>
          </table:table-cell>
          <table:table-cell table:number-columns-repeated="24"/>
          <table:table-cell office:value-type="string">
            <text:p>./rating</text:p>
          </table:table-cell>
          <table:table-cell table:number-columns-repeated="6"/>
          <table:table-cell office:value-type="string">
            <text:p>./rating</text:p>
          </table:table-cell>
          <table:table-cell table:number-columns-repeated="7"/>
        </table:table-row>
        <table:table-row table:style-name="ro1">
          <table:table-cell office:value-type="string">
            <text:p>redactor</text:p>
          </table:table-cell>
          <table:table-cell table:style-name="ce1" table:formula="of:=39-COUNTBLANK([.C70:.AO70])" office:value-type="float" office:value="1">
            <text:p>1</text:p>
          </table:table-cell>
          <table:table-cell table:number-columns-repeated="21"/>
          <table:table-cell office:value-type="string">
            <text:p>./redakcja</text:p>
          </table:table-cell>
          <table:table-cell table:number-columns-repeated="17"/>
        </table:table-row>
        <table:table-row table:style-name="ro1">
          <table:table-cell office:value-type="string">
            <text:p>section</text:p>
          </table:table-cell>
          <table:table-cell table:style-name="ce1" table:formula="of:=39-COUNTBLANK([.C71:.AO71])" office:value-type="float" office:value="1">
            <text:p>1</text:p>
          </table:table-cell>
          <table:table-cell table:number-columns-repeated="21"/>
          <table:table-cell office:value-type="string">
            <text:p>./dzial</text:p>
          </table:table-cell>
          <table:table-cell table:number-columns-repeated="17"/>
        </table:table-row>
        <table:table-row table:style-name="ro1">
          <table:table-cell office:value-type="string">
            <text:p>section_id</text:p>
          </table:table-cell>
          <table:table-cell table:style-name="ce1" table:formula="of:=39-COUNTBLANK([.C72:.AO72])" office:value-type="float" office:value="1">
            <text:p>1</text:p>
          </table:table-cell>
          <table:table-cell table:number-columns-repeated="21"/>
          <table:table-cell office:value-type="string">
            <text:p>./dzial_id</text:p>
          </table:table-cell>
          <table:table-cell table:number-columns-repeated="17"/>
        </table:table-row>
        <table:table-row table:style-name="ro1">
          <table:table-cell office:value-type="string">
            <text:p>security</text:p>
          </table:table-cell>
          <table:table-cell table:style-name="ce1" table:formula="of:=39-COUNTBLANK([.C73:.AO73])" office:value-type="float" office:value="1">
            <text:p>1</text:p>
          </table:table-cell>
          <table:table-cell table:number-columns-repeated="4"/>
          <table:table-cell office:value-type="string">
            <text:p>./securityType</text:p>
          </table:table-cell>
          <table:table-cell table:number-columns-repeated="34"/>
        </table:table-row>
        <table:table-row table:style-name="ro1">
          <table:table-cell office:value-type="string">
            <text:p>series</text:p>
          </table:table-cell>
          <table:table-cell table:style-name="ce1" table:formula="of:=39-COUNTBLANK([.C74:.AO74])" office:value-type="float" office:value="7">
            <text:p>7</text:p>
          </table:table-cell>
          <table:table-cell table:number-columns-repeated="3"/>
          <table:table-cell office:value-type="string">
            <text:p>./seriewydawnicze/seriawydawnicza</text:p>
          </table:table-cell>
          <table:table-cell table:number-columns-repeated="5"/>
          <table:table-cell office:value-type="string">
            <text:p>./seriewydawnicze/seriawydawnicza</text:p>
          </table:table-cell>
          <table:table-cell/>
          <table:table-cell office:value-type="string">
            <text:p>./seriewydawnicze/seriawydawnicza</text:p>
          </table:table-cell>
          <table:table-cell table:number-columns-repeated="4"/>
          <table:table-cell office:value-type="string">
            <text:p>./seriewydawnicze/seriawydawnicza</text:p>
          </table:table-cell>
          <table:table-cell table:number-columns-repeated="6"/>
          <table:table-cell office:value-type="string">
            <text:p>./seriewydawnicze/seriawydawnicza</text:p>
          </table:table-cell>
          <table:table-cell table:number-columns-repeated="3"/>
          <table:table-cell office:value-type="string">
            <text:p>./seriewydawnicze/seriawydawnicza</text:p>
          </table:table-cell>
          <table:table-cell office:value-type="string">
            <text:p>./seriewydawnicze/seriawydawnicza</text:p>
          </table:table-cell>
          <table:table-cell table:number-columns-repeated="10"/>
        </table:table-row>
        <table:table-row table:style-name="ro1">
          <table:table-cell office:value-type="string">
            <text:p>set</text:p>
          </table:table-cell>
          <table:table-cell table:style-name="ce1" table:formula="of:=39-COUNTBLANK([.C75:.AO75])" office:value-type="float" office:value="3">
            <text:p>3</text:p>
          </table:table-cell>
          <table:table-cell table:number-columns-repeated="6"/>
          <table:table-cell office:value-type="string">
            <text:p>@set</text:p>
          </table:table-cell>
          <table:table-cell table:number-columns-repeated="5"/>
          <table:table-cell office:value-type="string">
            <text:p>@set</text:p>
          </table:table-cell>
          <table:table-cell table:number-columns-repeated="6"/>
          <table:table-cell office:value-type="string">
            <text:p>@set</text:p>
          </table:table-cell>
          <table:table-cell table:number-columns-repeated="19"/>
        </table:table-row>
        <table:table-row table:style-name="ro1">
          <table:table-cell office:value-type="string">
            <text:p>size</text:p>
          </table:table-cell>
          <table:table-cell table:style-name="ce1" table:formula="of:=39-COUNTBLANK([.C76:.AO76])" office:value-type="float" office:value="2">
            <text:p>2</text:p>
          </table:table-cell>
          <table:table-cell table:number-columns-repeated="8"/>
          <table:table-cell office:value-type="string">
            <text:p>./size</text:p>
          </table:table-cell>
          <table:table-cell table:number-columns-repeated="17"/>
          <table:table-cell office:value-type="string">
            <text:p>dimensions</text:p>
          </table:table-cell>
          <table:table-cell table:number-columns-repeated="12"/>
        </table:table-row>
        <table:table-row table:style-name="ro1">
          <table:table-cell office:value-type="string">
            <text:p>small_cover</text:p>
          </table:table-cell>
          <table:table-cell table:style-name="ce1" table:formula="of:=39-COUNTBLANK([.C77:.AO77])" office:value-type="float" office:value="1">
            <text:p>1</text:p>
          </table:table-cell>
          <table:table-cell table:number-columns-repeated="10"/>
          <table:table-cell office:value-type="string">
            <text:p>./male_zdjecie</text:p>
          </table:table-cell>
          <table:table-cell table:number-columns-repeated="28"/>
        </table:table-row>
        <table:table-row table:style-name="ro1">
          <table:table-cell office:value-type="string">
            <text:p>stack</text:p>
          </table:table-cell>
          <table:table-cell table:style-name="ce1" table:formula="of:=39-COUNTBLANK([.C78:.AO78])" office:value-type="float" office:value="1">
            <text:p>1</text:p>
          </table:table-cell>
          <table:table-cell table:number-columns-repeated="19"/>
          <table:table-cell office:value-type="string">
            <text:p>@stack</text:p>
          </table:table-cell>
          <table:table-cell table:number-columns-repeated="19"/>
        </table:table-row>
        <table:table-row table:style-name="ro1">
          <table:table-cell office:value-type="string">
            <text:p>status</text:p>
          </table:table-cell>
          <table:table-cell table:style-name="ce1" table:formula="of:=39-COUNTBLANK([.C79:.AO79])" office:value-type="float" office:value="4">
            <text:p>4</text:p>
          </table:table-cell>
          <table:table-cell table:number-columns-repeated="14"/>
          <table:table-cell office:value-type="string">
            <text:p>./status</text:p>
          </table:table-cell>
          <table:table-cell table:number-columns-repeated="6"/>
          <table:table-cell office:value-type="string">
            <text:p>./status</text:p>
          </table:table-cell>
          <table:table-cell table:number-columns-repeated="4"/>
          <table:table-cell office:value-type="string">
            <text:p>status</text:p>
          </table:table-cell>
          <table:table-cell table:number-columns-repeated="8"/>
          <table:table-cell office:value-type="string">
            <text:p>./status</text:p>
          </table:table-cell>
          <table:table-cell table:number-columns-repeated="3"/>
        </table:table-row>
        <table:table-row table:style-name="ro1">
          <table:table-cell office:value-type="string">
            <text:p>status2</text:p>
          </table:table-cell>
          <table:table-cell table:style-name="ce1" table:formula="of:=39-COUNTBLANK([.C80:.AO80])" office:value-type="float" office:value="7">
            <text:p>7</text:p>
          </table:table-cell>
          <table:table-cell table:number-columns-repeated="3"/>
          <table:table-cell office:value-type="string">
            <text:p>./ksiegarnie_nieinter/status2</text:p>
          </table:table-cell>
          <table:table-cell table:number-columns-repeated="5"/>
          <table:table-cell office:value-type="string">
            <text:p>./ksiegarnie_nieinter/status2</text:p>
          </table:table-cell>
          <table:table-cell/>
          <table:table-cell office:value-type="string">
            <text:p>./ksiegarnie_nieinter/status2</text:p>
          </table:table-cell>
          <table:table-cell table:number-columns-repeated="4"/>
          <table:table-cell office:value-type="string">
            <text:p>./ksiegarnie_nieinter/status2</text:p>
          </table:table-cell>
          <table:table-cell table:number-columns-repeated="6"/>
          <table:table-cell office:value-type="string">
            <text:p>./ksiegarnie_nieinter/status2</text:p>
          </table:table-cell>
          <table:table-cell table:number-columns-repeated="3"/>
          <table:table-cell office:value-type="string">
            <text:p>./ksiegarnie_nieinter/status2</text:p>
          </table:table-cell>
          <table:table-cell office:value-type="string">
            <text:p>./ksiegarnie_nieinter/status2</text:p>
          </table:table-cell>
          <table:table-cell table:number-columns-repeated="10"/>
        </table:table-row>
        <table:table-row table:style-name="ro1">
          <table:table-cell office:value-type="string">
            <text:p>storage_type</text:p>
          </table:table-cell>
          <table:table-cell table:style-name="ce1" table:formula="of:=39-COUNTBLANK([.C81:.AO81])" office:value-type="float" office:value="7">
            <text:p>7</text:p>
          </table:table-cell>
          <table:table-cell table:number-columns-repeated="3"/>
          <table:table-cell office:value-type="string">
            <text:p>./nosnik</text:p>
          </table:table-cell>
          <table:table-cell table:number-columns-repeated="5"/>
          <table:table-cell office:value-type="string">
            <text:p>./nosnik</text:p>
          </table:table-cell>
          <table:table-cell/>
          <table:table-cell office:value-type="string">
            <text:p>./nosnik</text:p>
          </table:table-cell>
          <table:table-cell table:number-columns-repeated="4"/>
          <table:table-cell office:value-type="string">
            <text:p>./nosnik</text:p>
          </table:table-cell>
          <table:table-cell table:number-columns-repeated="6"/>
          <table:table-cell office:value-type="string">
            <text:p>./nosnik</text:p>
          </table:table-cell>
          <table:table-cell table:number-columns-repeated="3"/>
          <table:table-cell office:value-type="string">
            <text:p>./nosnik</text:p>
          </table:table-cell>
          <table:table-cell office:value-type="string">
            <text:p>./nosnik</text:p>
          </table:table-cell>
          <table:table-cell table:number-columns-repeated="10"/>
        </table:table-row>
        <table:table-row table:style-name="ro1">
          <table:table-cell office:value-type="string">
            <text:p>subtitle</text:p>
          </table:table-cell>
          <table:table-cell table:style-name="ce1" table:formula="of:=39-COUNTBLANK([.C82:.AO82])" office:value-type="float" office:value="3">
            <text:p>3</text:p>
          </table:table-cell>
          <table:table-cell table:number-columns-repeated="10"/>
          <table:table-cell office:value-type="string">
            <text:p>./podtytul</text:p>
          </table:table-cell>
          <table:table-cell table:number-columns-repeated="3"/>
          <table:table-cell office:value-type="string">
            <text:p>./title_sub</text:p>
          </table:table-cell>
          <table:table-cell table:number-columns-repeated="20"/>
          <table:table-cell office:value-type="string">
            <text:p>./title_sub</text:p>
          </table:table-cell>
          <table:table-cell table:number-columns-repeated="3"/>
        </table:table-row>
        <table:table-row table:style-name="ro1">
          <table:table-cell office:value-type="string">
            <text:p>tags</text:p>
          </table:table-cell>
          <table:table-cell table:style-name="ce1" table:formula="of:=39-COUNTBLANK([.C83:.AO83])" office:value-type="float" office:value="1">
            <text:p>1</text:p>
          </table:table-cell>
          <table:table-cell table:number-columns-repeated="24"/>
          <table:table-cell office:value-type="string">
            <text:p>./tags</text:p>
          </table:table-cell>
          <table:table-cell table:number-columns-repeated="14"/>
        </table:table-row>
        <table:table-row table:style-name="ro1">
          <table:table-cell office:value-type="string">
            <text:p>thematic_series</text:p>
          </table:table-cell>
          <table:table-cell table:style-name="ce1" table:formula="of:=39-COUNTBLANK([.C84:.AO84])" office:value-type="float" office:value="7">
            <text:p>7</text:p>
          </table:table-cell>
          <table:table-cell table:number-columns-repeated="3"/>
          <table:table-cell office:value-type="string">
            <text:p>./serietematyczne/serietematyczna</text:p>
          </table:table-cell>
          <table:table-cell table:number-columns-repeated="5"/>
          <table:table-cell office:value-type="string">
            <text:p>./serietematyczne/serietematyczna</text:p>
          </table:table-cell>
          <table:table-cell/>
          <table:table-cell office:value-type="string">
            <text:p>./serietematyczne/serietematyczna</text:p>
          </table:table-cell>
          <table:table-cell table:number-columns-repeated="4"/>
          <table:table-cell office:value-type="string">
            <text:p>./serietematyczne/serietematyczna</text:p>
          </table:table-cell>
          <table:table-cell table:number-columns-repeated="6"/>
          <table:table-cell office:value-type="string">
            <text:p>./serietematyczne/serietematyczna</text:p>
          </table:table-cell>
          <table:table-cell table:number-columns-repeated="3"/>
          <table:table-cell office:value-type="string">
            <text:p>./serietematyczne/serietematyczna</text:p>
          </table:table-cell>
          <table:table-cell office:value-type="string">
            <text:p>./serietematyczne/serietematyczna</text:p>
          </table:table-cell>
          <table:table-cell table:number-columns-repeated="10"/>
        </table:table-row>
        <table:table-row table:style-name="ro1">
          <table:table-cell office:value-type="string">
            <text:p>thumbnail</text:p>
          </table:table-cell>
          <table:table-cell table:style-name="ce1" table:formula="of:=39-COUNTBLANK([.C85:.AO85])" office:value-type="float" office:value="1">
            <text:p>1</text:p>
          </table:table-cell>
          <table:table-cell table:number-columns-repeated="29"/>
          <table:table-cell office:value-type="string">
            <text:p>./awThumb</text:p>
          </table:table-cell>
          <table:table-cell table:number-columns-repeated="9"/>
        </table:table-row>
        <table:table-row table:style-name="ro1">
          <table:table-cell office:value-type="string">
            <text:p>time</text:p>
          </table:table-cell>
          <table:table-cell table:style-name="ce1" table:formula="of:=39-COUNTBLANK([.C86:.AO86])" office:value-type="float" office:value="1">
            <text:p>1</text:p>
          </table:table-cell>
          <table:table-cell office:value-type="string">
            <text:p>./attrs/a[@name='Czas (min)']</text:p>
          </table:table-cell>
          <table:table-cell table:number-columns-repeated="38"/>
        </table:table-row>
        <table:table-row table:style-name="ro1">
          <table:table-cell office:value-type="string">
            <text:p>title</text:p>
          </table:table-cell>
          <table:table-cell table:style-name="ce1" table:formula="of:=39-COUNTBLANK([.C87:.AO87])" office:value-type="float" office:value="39">
            <text:p>39</text:p>
          </table:table-cell>
          <table:table-cell office:value-type="string">
            <text:p>./name</text:p>
          </table:table-cell>
          <table:table-cell office:value-type="string">
            <text:p>{urn:ExportB2B}name</text:p>
          </table:table-cell>
          <table:table-cell office:value-type="string">
            <text:p>{urn:ExportB2B}name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n:name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tytul[@language='polski']</text:p>
          </table:table-cell>
          <table:table-cell office:value-type="string">
            <text:p>./tytul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title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{urn:ExportB2B}name</text:p>
          </table:table-cell>
          <table:table-cell office:value-type="string">
            <text:p>./tytul</text:p>
          </table:table-cell>
          <table:table-cell office:value-type="string">
            <text:p>./title</text:p>
          </table:table-cell>
          <table:table-cell office:value-type="string">
            <text:p>./tytul[@language='polski']</text:p>
          </table:table-cell>
          <table:table-cell office:value-type="string">
            <text:p>./title</text:p>
          </table:table-cell>
          <table:table-cell office:value-type="string">
            <text:p>./tytul</text:p>
          </table:table-cell>
          <table:table-cell office:value-type="string">
            <text:p>title</text:p>
          </table:table-cell>
          <table:table-cell office:value-type="string">
            <text:p>./tytul[@language='polski']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{urn:ExportB2B}name</text:p>
          </table:table-cell>
          <table:table-cell office:value-type="string">
            <text:p>./title</text:p>
          </table:table-cell>
          <table:table-cell office:value-type="string">
            <text:p>./a[@title]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title</text:p>
          </table:table-cell>
          <table:table-cell office:value-type="string">
            <text:p>{urn:ExportB2B}name</text:p>
          </table:table-cell>
          <table:table-cell office:value-type="string">
            <text:p>./tytul</text:p>
          </table:table-cell>
          <table:table-cell office:value-type="string">
            <text:p>{urn:ExportB2B}name</text:p>
          </table:table-cell>
        </table:table-row>
        <table:table-row table:style-name="ro1">
          <table:table-cell office:value-type="string">
            <text:p>title_oryginal</text:p>
          </table:table-cell>
          <table:table-cell table:style-name="ce1" table:formula="of:=39-COUNTBLANK([.C88:.AO88])" office:value-type="float" office:value="7">
            <text:p>7</text:p>
          </table:table-cell>
          <table:table-cell table:number-columns-repeated="3"/>
          <table:table-cell office:value-type="string">
            <text:p>./tytul[@language='oryginal']</text:p>
          </table:table-cell>
          <table:table-cell table:number-columns-repeated="5"/>
          <table:table-cell office:value-type="string">
            <text:p>./tytul[@language='oryginal']</text:p>
          </table:table-cell>
          <table:table-cell/>
          <table:table-cell office:value-type="string">
            <text:p>./tytul[@language='oryginal']</text:p>
          </table:table-cell>
          <table:table-cell table:number-columns-repeated="4"/>
          <table:table-cell office:value-type="string">
            <text:p>./tytul[@language='oryginal']</text:p>
          </table:table-cell>
          <table:table-cell table:number-columns-repeated="6"/>
          <table:table-cell office:value-type="string">
            <text:p>./tytul[@language='oryginal']</text:p>
          </table:table-cell>
          <table:table-cell table:number-columns-repeated="3"/>
          <table:table-cell office:value-type="string">
            <text:p>./tytul[@language='oryginal']</text:p>
          </table:table-cell>
          <table:table-cell office:value-type="string">
            <text:p>./tytul[@language='oryginal']</text:p>
          </table:table-cell>
          <table:table-cell table:number-columns-repeated="10"/>
        </table:table-row>
        <table:table-row table:style-name="ro1">
          <table:table-cell office:value-type="string">
            <text:p>translators</text:p>
          </table:table-cell>
          <table:table-cell table:style-name="ce1" table:formula="of:=39-COUNTBLANK([.C89:.AO89])" office:value-type="float" office:value="9">
            <text:p>9</text:p>
          </table:table-cell>
          <table:table-cell table:number-columns-repeated="3"/>
          <table:table-cell office:value-type="string">
            <text:p>./tlumacz</text:p>
          </table:table-cell>
          <table:table-cell table:number-columns-repeated="5"/>
          <table:table-cell office:value-type="string">
            <text:p>./tlumacz</text:p>
          </table:table-cell>
          <table:table-cell/>
          <table:table-cell office:value-type="string">
            <text:p>./tlumacz</text:p>
          </table:table-cell>
          <table:table-cell table:number-columns-repeated="4"/>
          <table:table-cell office:value-type="string">
            <text:p>./tlumacz</text:p>
          </table:table-cell>
          <table:table-cell table:number-columns-repeated="4"/>
          <table:table-cell office:value-type="string">
            <text:p>./tlumacz</text:p>
          </table:table-cell>
          <table:table-cell/>
          <table:table-cell office:value-type="string">
            <text:p>./tlumacz</text:p>
          </table:table-cell>
          <table:table-cell table:number-columns-repeated="2"/>
          <table:table-cell office:value-type="string">
            <text:p>translator</text:p>
          </table:table-cell>
          <table:table-cell office:value-type="string">
            <text:p>./tlumacz</text:p>
          </table:table-cell>
          <table:table-cell office:value-type="string">
            <text:p>./tlumacz</text:p>
          </table:table-cell>
          <table:table-cell table:number-columns-repeated="10"/>
        </table:table-row>
        <table:table-row table:style-name="ro1">
          <table:table-cell office:value-type="string">
            <text:p>type</text:p>
          </table:table-cell>
          <table:table-cell table:style-name="ce1" table:formula="of:=39-COUNTBLANK([.C90:.AO90])" office:value-type="float" office:value="8">
            <text:p>8</text:p>
          </table:table-cell>
          <table:table-cell table:number-columns-repeated="3"/>
          <table:table-cell office:value-type="string">
            <text:p>./typ</text:p>
          </table:table-cell>
          <table:table-cell table:number-columns-repeated="5"/>
          <table:table-cell office:value-type="string">
            <text:p>./typ</text:p>
          </table:table-cell>
          <table:table-cell/>
          <table:table-cell office:value-type="string">
            <text:p>./typ</text:p>
          </table:table-cell>
          <table:table-cell table:number-columns-repeated="4"/>
          <table:table-cell office:value-type="string">
            <text:p>./typ</text:p>
          </table:table-cell>
          <table:table-cell table:number-columns-repeated="6"/>
          <table:table-cell office:value-type="string">
            <text:p>./typ</text:p>
          </table:table-cell>
          <table:table-cell table:number-columns-repeated="3"/>
          <table:table-cell office:value-type="string">
            <text:p>./typ</text:p>
          </table:table-cell>
          <table:table-cell office:value-type="string">
            <text:p>./typ</text:p>
          </table:table-cell>
          <table:table-cell office:value-type="string">
            <text:p>./cat/mCat</text:p>
          </table:table-cell>
          <table:table-cell table:number-columns-repeated="9"/>
        </table:table-row>
        <table:table-row table:style-name="ro1">
          <table:table-cell office:value-type="string">
            <text:p>url</text:p>
          </table:table-cell>
          <table:table-cell table:style-name="ce1" table:formula="of:=39-COUNTBLANK([.C91:.AO91])" office:value-type="float" office:value="38">
            <text:p>38</text:p>
          </table:table-cell>
          <table:table-cell office:value-type="string">
            <text:p>@url</text:p>
          </table:table-cell>
          <table:table-cell office:value-type="string">
            <text:p>{urn:ExportB2B}url</text:p>
          </table:table-cell>
          <table:table-cell office:value-type="string">
            <text:p>{urn:ExportB2B}url</text:p>
          </table:table-cell>
          <table:table-cell office:value-type="string">
            <text:p>./link</text:p>
          </table:table-cell>
          <table:table-cell office:value-type="string">
            <text:p>./url</text:p>
          </table:table-cell>
          <table:table-cell office:value-type="string">
            <text:p>./url</text:p>
          </table:table-cell>
          <table:table-cell office:value-type="string">
            <text:p>@url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@url</text:p>
          </table:table-cell>
          <table:table-cell office:value-type="string">
            <text:p>./productUrl</text:p>
          </table:table-cell>
          <table:table-cell office:value-type="string">
            <text:p>./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@url</text:p>
          </table:table-cell>
          <table:table-cell office:value-type="string">
            <text:p>{urn:ExportB2B}url</text:p>
          </table:table-cell>
          <table:table-cell office:value-type="string">
            <text:p>./url</text:p>
          </table:table-cell>
          <table:table-cell/>
          <table:table-cell office:value-type="string">
            <text:p>./link</text:p>
          </table:table-cell>
          <table:table-cell office:value-type="string">
            <text:p>./url</text:p>
          </table:table-cell>
          <table:table-cell office:value-type="string">
            <text:p>./url</text:p>
          </table:table-cell>
          <table:table-cell office:value-type="string">
            <text:p>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awLink</text:p>
          </table:table-cell>
          <table:table-cell office:value-type="string">
            <text:p>{urn:ExportB2B}url</text:p>
          </table:table-cell>
          <table:table-cell office:value-type="string">
            <text:p>./url</text:p>
          </table:table-cell>
          <table:table-cell office:value-type="string">
            <text:p>./a[@href]</text:p>
          </table:table-cell>
          <table:table-cell office:value-type="string">
            <text:p>@url</text:p>
          </table:table-cell>
          <table:table-cell office:value-type="string">
            <text:p>./link</text:p>
          </table:table-cell>
          <table:table-cell office:value-type="string">
            <text:p>./url</text:p>
          </table:table-cell>
          <table:table-cell office:value-type="string">
            <text:p>{urn:ExportB2B}url</text:p>
          </table:table-cell>
          <table:table-cell office:value-type="string">
            <text:p>./url</text:p>
          </table:table-cell>
          <table:table-cell office:value-type="string">
            <text:p>{urn:ExportB2B}url</text:p>
          </table:table-cell>
        </table:table-row>
        <table:table-row table:style-name="ro1">
          <table:table-cell office:value-type="string">
            <text:p>utm_term</text:p>
          </table:table-cell>
          <table:table-cell table:style-name="ce1" table:formula="of:=39-COUNTBLANK([.C92:.AO92])" office:value-type="float" office:value="1">
            <text:p>1</text:p>
          </table:table-cell>
          <table:table-cell table:number-columns-repeated="21"/>
          <table:table-cell office:value-type="string">
            <text:p>./utm_term</text:p>
          </table:table-cell>
          <table:table-cell table:number-columns-repeated="17"/>
        </table:table-row>
        <table:table-row table:style-name="ro1">
          <table:table-cell office:value-type="string">
            <text:p>vat</text:p>
          </table:table-cell>
          <table:table-cell table:style-name="ce1" table:formula="of:=39-COUNTBLANK([.C93:.AO93])" office:value-type="float" office:value="8">
            <text:p>8</text:p>
          </table:table-cell>
          <table:table-cell table:number-columns-repeated="3"/>
          <table:table-cell office:value-type="string">
            <text:p>./ksiegarnie_nieinter/vat</text:p>
          </table:table-cell>
          <table:table-cell table:number-columns-repeated="5"/>
          <table:table-cell office:value-type="string">
            <text:p>./ksiegarnie_nieinter/vat</text:p>
          </table:table-cell>
          <table:table-cell/>
          <table:table-cell office:value-type="string">
            <text:p>./ksiegarnie_nieinter/vat</text:p>
          </table:table-cell>
          <table:table-cell table:number-columns-repeated="4"/>
          <table:table-cell office:value-type="string">
            <text:p>./ksiegarnie_nieinter/vat</text:p>
          </table:table-cell>
          <table:table-cell table:number-columns-repeated="5"/>
          <table:table-cell office:value-type="string">
            <text:p>./issues/issue/vat</text:p>
          </table:table-cell>
          <table:table-cell office:value-type="string">
            <text:p>./ksiegarnie_nieinter/vat</text:p>
          </table:table-cell>
          <table:table-cell table:number-columns-repeated="3"/>
          <table:table-cell office:value-type="string">
            <text:p>./ksiegarnie_nieinter/vat</text:p>
          </table:table-cell>
          <table:table-cell office:value-type="string">
            <text:p>./ksiegarnie_nieinter/vat</text:p>
          </table:table-cell>
          <table:table-cell table:number-columns-repeated="10"/>
        </table:table-row>
        <table:table-row table:style-name="ro1">
          <table:table-cell office:value-type="string">
            <text:p>vat_percent</text:p>
          </table:table-cell>
          <table:table-cell table:style-name="ce1" table:formula="of:=39-COUNTBLANK([.C94:.AO94])" office:value-type="float" office:value="7">
            <text:p>7</text:p>
          </table:table-cell>
          <table:table-cell table:number-columns-repeated="3"/>
          <table:table-cell office:value-type="string">
            <text:p>./ksiegarnie_nieinter/vat_procent</text:p>
          </table:table-cell>
          <table:table-cell table:number-columns-repeated="5"/>
          <table:table-cell office:value-type="string">
            <text:p>./ksiegarnie_nieinter/vat_procent</text:p>
          </table:table-cell>
          <table:table-cell/>
          <table:table-cell office:value-type="string">
            <text:p>./ksiegarnie_nieinter/vat_procent</text:p>
          </table:table-cell>
          <table:table-cell table:number-columns-repeated="4"/>
          <table:table-cell office:value-type="string">
            <text:p>./ksiegarnie_nieinter/vat_procent</text:p>
          </table:table-cell>
          <table:table-cell table:number-columns-repeated="6"/>
          <table:table-cell office:value-type="string">
            <text:p>./ksiegarnie_nieinter/vat_procent</text:p>
          </table:table-cell>
          <table:table-cell table:number-columns-repeated="3"/>
          <table:table-cell office:value-type="string">
            <text:p>./ksiegarnie_nieinter/vat_procent</text:p>
          </table:table-cell>
          <table:table-cell office:value-type="string">
            <text:p>./ksiegarnie_nieinter/vat_procent</text:p>
          </table:table-cell>
          <table:table-cell table:number-columns-repeated="10"/>
        </table:table-row>
        <table:table-row table:style-name="ro1">
          <table:table-cell office:value-type="string">
            <text:p>views</text:p>
          </table:table-cell>
          <table:table-cell table:style-name="ce1" table:formula="of:=39-COUNTBLANK([.C95:.AO95])" office:value-type="float" office:value="1">
            <text:p>1</text:p>
          </table:table-cell>
          <table:table-cell table:number-columns-repeated="24"/>
          <table:table-cell office:value-type="string">
            <text:p>./views</text:p>
          </table:table-cell>
          <table:table-cell table:number-columns-repeated="14"/>
        </table:table-row>
        <table:table-row table:style-name="ro1">
          <table:table-cell office:value-type="string">
            <text:p>votes</text:p>
          </table:table-cell>
          <table:table-cell table:style-name="ce1" table:formula="of:=39-COUNTBLANK([.C96:.AO96])" office:value-type="float" office:value="1">
            <text:p>1</text:p>
          </table:table-cell>
          <table:table-cell table:number-columns-repeated="24"/>
          <table:table-cell office:value-type="string">
            <text:p>./votes</text:p>
          </table:table-cell>
          <table:table-cell table:number-columns-repeated="14"/>
        </table:table-row>
        <table:table-row table:style-name="ro1">
          <table:table-cell office:value-type="string">
            <text:p>weight</text:p>
          </table:table-cell>
          <table:table-cell table:style-name="ce1" table:formula="of:=39-COUNTBLANK([.C97:.AO97])" office:value-type="float" office:value="2">
            <text:p>2</text:p>
          </table:table-cell>
          <table:table-cell table:number-columns-repeated="12"/>
          <table:table-cell office:value-type="string">
            <text:p>@weight</text:p>
          </table:table-cell>
          <table:table-cell table:number-columns-repeated="6"/>
          <table:table-cell office:value-type="string">
            <text:p>@weight</text:p>
          </table:table-cell>
          <table:table-cell table:number-columns-repeated="19"/>
        </table:table-row>
        <table:table-row table:style-name="ro2" table:number-rows-repeated="1048478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0T01:45:05</dc:date>
    <dc:creator>work </dc:creator>
    <meta:document-statistic meta:table-count="1" meta:cell-count="867" meta:object-count="0"/>
    <meta:generator>LibreOffice/3.5$Linux_X86_64 LibreOffice_project/350m1$Build-2</meta:generator>
  </office:meta>
</office:document-meta>
</file>